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思源黑体 CN Regular1" svg:font-family="'思源黑体 CN Regular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7801"/>
    </style:style>
    <style:style style:name="P2" style:family="paragraph" style:parent-style-name="Standard">
      <style:text-properties officeooo:paragraph-rsid="001c0b39"/>
    </style:style>
    <style:style style:name="P3" style:family="paragraph" style:parent-style-name="Standard">
      <style:text-properties officeooo:paragraph-rsid="001c1fd6"/>
    </style:style>
    <style:style style:name="P4" style:family="paragraph" style:parent-style-name="Standard">
      <style:text-properties officeooo:paragraph-rsid="001e5d7c"/>
    </style:style>
    <style:style style:name="P5" style:family="paragraph" style:parent-style-name="Standard">
      <style:text-properties officeooo:paragraph-rsid="00200d07"/>
    </style:style>
    <style:style style:name="P6" style:family="paragraph" style:parent-style-name="Standard">
      <style:text-properties officeooo:paragraph-rsid="0020b27c"/>
    </style:style>
    <style:style style:name="P7" style:family="paragraph" style:parent-style-name="Standard">
      <style:text-properties officeooo:paragraph-rsid="0021ef0b"/>
    </style:style>
    <style:style style:name="P8" style:family="paragraph" style:parent-style-name="Standard">
      <style:text-properties officeooo:paragraph-rsid="00221589"/>
    </style:style>
    <style:style style:name="P9" style:family="paragraph" style:parent-style-name="Standard">
      <style:text-properties officeooo:paragraph-rsid="00262296"/>
    </style:style>
    <style:style style:name="P10" style:family="paragraph" style:parent-style-name="Standard">
      <style:text-properties style:text-underline-style="none" officeooo:paragraph-rsid="0027f5dc"/>
    </style:style>
    <style:style style:name="P11" style:family="paragraph" style:parent-style-name="Standard">
      <style:text-properties style:text-underline-style="none" officeooo:paragraph-rsid="0029c3b3"/>
    </style:style>
    <style:style style:name="P12" style:family="paragraph" style:parent-style-name="Standard">
      <style:text-properties style:text-underline-style="none" fo:font-weight="normal" officeooo:rsid="0029c3b3" officeooo:paragraph-rsid="0029c3b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9c3b3" officeooo:paragraph-rsid="002b25c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05246" officeooo:paragraph-rsid="0030524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31a56" officeooo:paragraph-rsid="00331a56" style:font-weight-asian="normal" style:font-weight-complex="normal"/>
    </style:style>
    <style:style style:name="P16" style:family="paragraph" style:parent-style-name="Standard">
      <style:text-properties officeooo:paragraph-rsid="0029c3b3"/>
    </style:style>
    <style:style style:name="P17" style:family="paragraph" style:parent-style-name="Standard">
      <style:text-properties officeooo:paragraph-rsid="002b25c2"/>
    </style:style>
    <style:style style:name="P18" style:family="paragraph" style:parent-style-name="Standard">
      <style:text-properties officeooo:rsid="002e259f" officeooo:paragraph-rsid="002f46f7"/>
    </style:style>
    <style:style style:name="P19" style:family="paragraph" style:parent-style-name="Standard">
      <style:text-properties officeooo:rsid="002e259f" officeooo:paragraph-rsid="00305246"/>
    </style:style>
    <style:style style:name="P20" style:family="paragraph" style:parent-style-name="Standard">
      <style:text-properties officeooo:rsid="002e259f" officeooo:paragraph-rsid="002e259f"/>
    </style:style>
    <style:style style:name="P21" style:family="paragraph" style:parent-style-name="Standard">
      <style:text-properties officeooo:rsid="002e259f" officeooo:paragraph-rsid="003bd40b"/>
    </style:style>
    <style:style style:name="P22" style:family="paragraph" style:parent-style-name="Standard">
      <style:text-properties fo:font-weight="bold" officeooo:rsid="002e259f" officeooo:paragraph-rsid="0031ac04" style:font-weight-asian="bold" style:font-weight-complex="bold"/>
    </style:style>
    <style:style style:name="P23" style:family="paragraph" style:parent-style-name="Standard">
      <style:text-properties fo:font-weight="bold" officeooo:rsid="002e259f" officeooo:paragraph-rsid="00331a56" style:font-weight-asian="bold" style:font-weight-complex="bold"/>
    </style:style>
    <style:style style:name="P24" style:family="paragraph" style:parent-style-name="Standard">
      <style:text-properties officeooo:paragraph-rsid="0034fbda"/>
    </style:style>
    <style:style style:name="P25" style:family="paragraph" style:parent-style-name="Standard">
      <style:text-properties officeooo:paragraph-rsid="003697c2"/>
    </style:style>
    <style:style style:name="P26" style:family="paragraph" style:parent-style-name="Standard">
      <style:text-properties fo:font-weight="normal" officeooo:rsid="00221589" officeooo:paragraph-rsid="00221589" style:font-weight-asian="normal" style:font-weight-complex="normal"/>
    </style:style>
    <style:style style:name="P27" style:family="paragraph" style:parent-style-name="Standard">
      <style:text-properties officeooo:paragraph-rsid="00404d46"/>
    </style:style>
    <style:style style:name="P28" style:family="paragraph" style:parent-style-name="Standard">
      <style:text-properties officeooo:paragraph-rsid="00439d07"/>
    </style:style>
    <style:style style:name="P29" style:family="paragraph" style:parent-style-name="Standard">
      <style:text-properties officeooo:paragraph-rsid="004d4687"/>
    </style:style>
    <style:style style:name="P30" style:family="paragraph" style:parent-style-name="Standard">
      <style:text-properties officeooo:paragraph-rsid="00572f8a"/>
    </style:style>
    <style:style style:name="P31" style:family="paragraph" style:parent-style-name="Standard">
      <style:text-properties officeooo:paragraph-rsid="005e975a"/>
    </style:style>
    <style:style style:name="P32" style:family="paragraph" style:parent-style-name="Standard">
      <style:text-properties officeooo:paragraph-rsid="006525cd"/>
    </style:style>
    <style:style style:name="P33" style:family="paragraph" style:parent-style-name="Standard">
      <style:text-properties officeooo:paragraph-rsid="006a36be"/>
    </style:style>
    <style:style style:name="P34" style:family="paragraph" style:parent-style-name="Standard">
      <style:text-properties officeooo:paragraph-rsid="0081f4d8"/>
    </style:style>
    <style:style style:name="P35" style:family="paragraph" style:parent-style-name="Standard">
      <style:text-properties officeooo:paragraph-rsid="0085d61e"/>
    </style:style>
    <style:style style:name="P36" style:family="paragraph" style:parent-style-name="Standard">
      <style:text-properties officeooo:paragraph-rsid="008d41a8"/>
    </style:style>
    <style:style style:name="P37" style:family="paragraph" style:parent-style-name="Preformatted_20_Text">
      <style:text-properties fo:color="#808080" style:font-name="DejaVu Sans Mono" fo:font-size="11.3000001907349pt" fo:font-weight="normal" officeooo:paragraph-rsid="00a171bf" style:font-name-asian="DejaVu Sans" style:font-size-asian="11.3000001907349pt" style:font-style-asian="italic"/>
    </style:style>
    <style:style style:name="P38" style:family="paragraph" style:parent-style-name="Preformatted_20_Text">
      <style:text-properties fo:color="#808080" officeooo:paragraph-rsid="00a171bf" style:font-name-asian="DejaVu Sans" style:font-size-asian="11.3000001907349pt" style:font-style-asian="italic"/>
    </style:style>
    <style:style style:name="P39" style:family="paragraph" style:parent-style-name="Preformatted_20_Text">
      <style:text-properties fo:color="#808080" officeooo:paragraph-rsid="00a4ab70"/>
    </style:style>
    <style:style style:name="P40" style:family="paragraph" style:parent-style-name="Standard" style:list-style-name="L1">
      <style:text-properties fo:color="#0000cc"/>
    </style:style>
    <style:style style:name="P41" style:family="paragraph" style:parent-style-name="Standard" style:list-style-name="L1">
      <style:text-properties fo:color="#0000cc" officeooo:paragraph-rsid="001b7801"/>
    </style:style>
    <style:style style:name="P42" style:family="paragraph" style:parent-style-name="Standard" style:list-style-name="L2">
      <style:text-properties fo:color="#0000cc" officeooo:paragraph-rsid="003abf41"/>
    </style:style>
    <style:style style:name="P43" style:family="paragraph" style:parent-style-name="Standard" style:list-style-name="L3">
      <style:text-properties fo:color="#0000cc" officeooo:paragraph-rsid="003abf41"/>
    </style:style>
    <style:style style:name="P44" style:family="paragraph" style:parent-style-name="Standard" style:list-style-name="L10">
      <style:text-properties fo:color="#0000cc" officeooo:rsid="003dabc6" officeooo:paragraph-rsid="0020b27c"/>
    </style:style>
    <style:style style:name="P45" style:family="paragraph" style:parent-style-name="Standard" style:list-style-name="L11">
      <style:text-properties fo:color="#0000cc" style:text-underline-style="none" fo:font-weight="normal" officeooo:rsid="002e259f" officeooo:paragraph-rsid="003dabc6" style:font-weight-asian="normal" style:font-weight-complex="normal"/>
    </style:style>
    <style:style style:name="P46" style:family="paragraph" style:parent-style-name="Standard" style:list-style-name="L34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47" style:family="paragraph" style:parent-style-name="Standard" style:list-style-name="L35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48" style:family="paragraph" style:parent-style-name="Standard" style:list-style-name="L36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49" style:family="paragraph" style:parent-style-name="Standard" style:list-style-name="L11">
      <style:text-properties fo:color="#0000cc" officeooo:paragraph-rsid="003dabc6"/>
    </style:style>
    <style:style style:name="P50" style:family="paragraph" style:parent-style-name="Standard" style:list-style-name="L11">
      <style:text-properties fo:color="#0000cc" officeooo:rsid="002e259f" officeooo:paragraph-rsid="003dabc6"/>
    </style:style>
    <style:style style:name="P51" style:family="paragraph" style:parent-style-name="Standard" style:list-style-name="L38">
      <style:text-properties fo:color="#0000cc" officeooo:rsid="002e259f" officeooo:paragraph-rsid="002f46f7"/>
    </style:style>
    <style:style style:name="P52" style:family="paragraph" style:parent-style-name="Standard" style:list-style-name="L39">
      <style:text-properties fo:color="#0000cc" officeooo:rsid="002e259f" officeooo:paragraph-rsid="003abf41"/>
    </style:style>
    <style:style style:name="P53" style:family="paragraph" style:parent-style-name="Standard" style:list-style-name="L4">
      <style:text-properties officeooo:paragraph-rsid="001c1fd6"/>
    </style:style>
    <style:style style:name="P54" style:family="paragraph" style:parent-style-name="Standard" style:list-style-name="L5">
      <style:text-properties officeooo:paragraph-rsid="001d9fa2"/>
    </style:style>
    <style:style style:name="P55" style:family="paragraph" style:parent-style-name="Standard" style:list-style-name="L5">
      <style:text-properties officeooo:paragraph-rsid="001e5d7c"/>
    </style:style>
    <style:style style:name="P56" style:family="paragraph" style:parent-style-name="Standard" style:list-style-name="L6">
      <style:text-properties officeooo:paragraph-rsid="001e5d7c"/>
    </style:style>
    <style:style style:name="P57" style:family="paragraph" style:parent-style-name="Standard" style:list-style-name="L7">
      <style:text-properties officeooo:paragraph-rsid="001e5d7c"/>
    </style:style>
    <style:style style:name="P58" style:family="paragraph" style:parent-style-name="Standard" style:list-style-name="L7">
      <style:text-properties officeooo:paragraph-rsid="00200d07"/>
    </style:style>
    <style:style style:name="P59" style:family="paragraph" style:parent-style-name="Standard" style:list-style-name="L7">
      <style:text-properties officeooo:paragraph-rsid="00373171"/>
    </style:style>
    <style:style style:name="P60" style:family="paragraph" style:parent-style-name="Standard" style:list-style-name="L8">
      <style:text-properties officeooo:paragraph-rsid="00200d07"/>
    </style:style>
    <style:style style:name="P61" style:family="paragraph" style:parent-style-name="Standard" style:list-style-name="L8">
      <style:text-properties officeooo:paragraph-rsid="00373171"/>
    </style:style>
    <style:style style:name="P62" style:family="paragraph" style:parent-style-name="Standard" style:list-style-name="L8">
      <style:text-properties officeooo:paragraph-rsid="0020b27c"/>
    </style:style>
    <style:style style:name="P63" style:family="paragraph" style:parent-style-name="Standard" style:list-style-name="L9">
      <style:text-properties officeooo:paragraph-rsid="0020b27c"/>
    </style:style>
    <style:style style:name="P64" style:family="paragraph" style:parent-style-name="Standard" style:list-style-name="L9">
      <style:text-properties officeooo:paragraph-rsid="00373171"/>
    </style:style>
    <style:style style:name="P65" style:family="paragraph" style:parent-style-name="Standard" style:list-style-name="L12">
      <style:text-properties officeooo:paragraph-rsid="0020b27c"/>
    </style:style>
    <style:style style:name="P66" style:family="paragraph" style:parent-style-name="Standard" style:list-style-name="L13">
      <style:text-properties officeooo:paragraph-rsid="0021ef0b"/>
    </style:style>
    <style:style style:name="P67" style:family="paragraph" style:parent-style-name="Standard" style:list-style-name="L14">
      <style:text-properties officeooo:paragraph-rsid="0021ef0b"/>
    </style:style>
    <style:style style:name="P68" style:family="paragraph" style:parent-style-name="Standard" style:list-style-name="L14">
      <style:text-properties officeooo:paragraph-rsid="002e259f"/>
    </style:style>
    <style:style style:name="P69" style:family="paragraph" style:parent-style-name="Standard" style:list-style-name="L15">
      <style:text-properties officeooo:paragraph-rsid="00221589"/>
    </style:style>
    <style:style style:name="P70" style:family="paragraph" style:parent-style-name="Standard" style:list-style-name="L15">
      <style:text-properties fo:font-weight="normal" officeooo:rsid="00221589" officeooo:paragraph-rsid="00221589" style:font-weight-asian="normal" style:font-weight-complex="normal"/>
    </style:style>
    <style:style style:name="P71" style:family="paragraph" style:parent-style-name="Standard" style:list-style-name="L15">
      <style:text-properties fo:font-weight="normal" officeooo:rsid="00221589" officeooo:paragraph-rsid="00373171" style:font-weight-asian="normal" style:font-weight-complex="normal"/>
    </style:style>
    <style:style style:name="P72" style:family="paragraph" style:parent-style-name="Standard" style:list-style-name="L16">
      <style:text-properties fo:font-weight="normal" officeooo:rsid="00221589" officeooo:paragraph-rsid="00262296" style:font-weight-asian="normal" style:font-weight-complex="normal"/>
    </style:style>
    <style:style style:name="P73" style:family="paragraph" style:parent-style-name="Standard" style:list-style-name="L17">
      <style:text-properties fo:font-weight="normal" officeooo:rsid="00221589" officeooo:paragraph-rsid="00262296" style:font-weight-asian="normal" style:font-weight-complex="normal"/>
    </style:style>
    <style:style style:name="P74" style:family="paragraph" style:parent-style-name="Standard" style:list-style-name="L17">
      <style:text-properties fo:font-weight="normal" officeooo:rsid="00221589" officeooo:paragraph-rsid="002c2c36" style:font-weight-asian="normal" style:font-weight-complex="normal"/>
    </style:style>
    <style:style style:name="P75" style:family="paragraph" style:parent-style-name="Standard" style:list-style-name="L16">
      <style:text-properties officeooo:paragraph-rsid="002c2c36"/>
    </style:style>
    <style:style style:name="P76" style:family="paragraph" style:parent-style-name="Standard" style:list-style-name="L17">
      <style:text-properties officeooo:paragraph-rsid="002c2c36"/>
    </style:style>
    <style:style style:name="P77" style:family="paragraph" style:parent-style-name="Standard" style:list-style-name="L18">
      <style:text-properties officeooo:rsid="002e259f" officeooo:paragraph-rsid="002f46f7"/>
    </style:style>
    <style:style style:name="P78" style:family="paragraph" style:parent-style-name="Standard" style:list-style-name="L37">
      <style:text-properties officeooo:rsid="002e259f" officeooo:paragraph-rsid="002e259f"/>
    </style:style>
    <style:style style:name="P79" style:family="paragraph" style:parent-style-name="Standard" style:list-style-name="L38">
      <style:text-properties officeooo:rsid="002e259f" officeooo:paragraph-rsid="002f46f7"/>
    </style:style>
    <style:style style:name="P80" style:family="paragraph" style:parent-style-name="Standard" style:list-style-name="L39">
      <style:text-properties officeooo:rsid="002e259f" officeooo:paragraph-rsid="002f46f7"/>
    </style:style>
    <style:style style:name="P81" style:family="paragraph" style:parent-style-name="Standard" style:list-style-name="L19">
      <style:text-properties officeooo:paragraph-rsid="001b7801"/>
    </style:style>
    <style:style style:name="P82" style:family="paragraph" style:parent-style-name="Standard" style:list-style-name="L19">
      <style:text-properties officeooo:paragraph-rsid="0027f5dc"/>
    </style:style>
    <style:style style:name="P83" style:family="paragraph" style:parent-style-name="Standard" style:list-style-name="L20">
      <style:text-properties officeooo:paragraph-rsid="0027f5dc"/>
    </style:style>
    <style:style style:name="P84" style:family="paragraph" style:parent-style-name="Standard" style:list-style-name="L20">
      <style:text-properties style:text-underline-style="none" officeooo:paragraph-rsid="0027f5dc"/>
    </style:style>
    <style:style style:name="P85" style:family="paragraph" style:parent-style-name="Standard" style:list-style-name="L21">
      <style:text-properties style:text-underline-style="none" officeooo:paragraph-rsid="0029c3b3"/>
    </style:style>
    <style:style style:name="P86" style:family="paragraph" style:parent-style-name="Standard" style:list-style-name="L22">
      <style:text-properties style:text-underline-style="none" fo:font-weight="normal" officeooo:rsid="0029c3b3" officeooo:paragraph-rsid="0029c3b3" style:font-weight-asian="normal" style:font-weight-complex="normal"/>
    </style:style>
    <style:style style:name="P87" style:family="paragraph" style:parent-style-name="Standard" style:list-style-name="L25">
      <style:text-properties style:text-underline-style="none" fo:font-weight="normal" officeooo:rsid="0029c3b3" officeooo:paragraph-rsid="002b25c2" style:font-weight-asian="normal" style:font-weight-complex="normal"/>
    </style:style>
    <style:style style:name="P88" style:family="paragraph" style:parent-style-name="Standard" style:list-style-name="L28">
      <style:text-properties style:text-underline-style="none" fo:font-weight="normal" officeooo:rsid="0029c3b3" officeooo:paragraph-rsid="002b25c2" style:font-weight-asian="normal" style:font-weight-complex="normal"/>
    </style:style>
    <style:style style:name="P89" style:family="paragraph" style:parent-style-name="Standard" style:list-style-name="L31">
      <style:text-properties style:text-underline-style="none" fo:font-weight="normal" officeooo:rsid="0029c3b3" officeooo:paragraph-rsid="002b25c2" style:font-weight-asian="normal" style:font-weight-complex="normal"/>
    </style:style>
    <style:style style:name="P90" style:family="paragraph" style:parent-style-name="Standard" style:list-style-name="L34">
      <style:text-properties style:text-underline-style="none" fo:font-weight="normal" officeooo:rsid="0029c3b3" officeooo:paragraph-rsid="002b25c2" style:font-weight-asian="normal" style:font-weight-complex="normal"/>
    </style:style>
    <style:style style:name="P91" style:family="paragraph" style:parent-style-name="Standard" style:list-style-name="L40">
      <style:text-properties style:text-underline-style="none" fo:font-weight="normal" officeooo:rsid="00305246" officeooo:paragraph-rsid="00305246" style:font-weight-asian="normal" style:font-weight-complex="normal"/>
    </style:style>
    <style:style style:name="P92" style:family="paragraph" style:parent-style-name="Standard" style:list-style-name="L40">
      <style:text-properties style:text-underline-style="none" fo:font-weight="normal" officeooo:rsid="00305246" officeooo:paragraph-rsid="0030c178" style:font-weight-asian="normal" style:font-weight-complex="normal"/>
    </style:style>
    <style:style style:name="P93" style:family="paragraph" style:parent-style-name="Standard" style:list-style-name="L43">
      <style:text-properties style:text-underline-style="none" fo:font-weight="normal" officeooo:rsid="00331a56" officeooo:paragraph-rsid="00331a56" style:font-weight-asian="normal" style:font-weight-complex="normal"/>
    </style:style>
    <style:style style:name="P94" style:family="paragraph" style:parent-style-name="Standard" style:list-style-name="L43">
      <style:text-properties style:text-underline-style="none" fo:font-weight="normal" officeooo:rsid="00331a56" officeooo:paragraph-rsid="00373171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262296" officeooo:paragraph-rsid="0034fbda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262296" officeooo:paragraph-rsid="00404d46" style:font-weight-asian="normal" style:font-weight-complex="normal"/>
    </style:style>
    <style:style style:name="P97" style:family="paragraph" style:parent-style-name="Standard" style:list-style-name="L21">
      <style:text-properties officeooo:paragraph-rsid="0029c3b3"/>
    </style:style>
    <style:style style:name="P98" style:family="paragraph" style:parent-style-name="Standard" style:list-style-name="L23">
      <style:text-properties officeooo:paragraph-rsid="002b25c2"/>
    </style:style>
    <style:style style:name="P99" style:family="paragraph" style:parent-style-name="Standard" style:list-style-name="L24">
      <style:text-properties officeooo:paragraph-rsid="002b25c2"/>
    </style:style>
    <style:style style:name="P100" style:family="paragraph" style:parent-style-name="Standard" style:list-style-name="L26">
      <style:text-properties officeooo:paragraph-rsid="002b25c2"/>
    </style:style>
    <style:style style:name="P101" style:family="paragraph" style:parent-style-name="Standard" style:list-style-name="L27">
      <style:text-properties officeooo:paragraph-rsid="002b25c2"/>
    </style:style>
    <style:style style:name="P102" style:family="paragraph" style:parent-style-name="Standard" style:list-style-name="L29">
      <style:text-properties officeooo:paragraph-rsid="002b25c2"/>
    </style:style>
    <style:style style:name="P103" style:family="paragraph" style:parent-style-name="Standard" style:list-style-name="L30">
      <style:text-properties officeooo:paragraph-rsid="002b25c2"/>
    </style:style>
    <style:style style:name="P104" style:family="paragraph" style:parent-style-name="Standard" style:list-style-name="L32">
      <style:text-properties officeooo:paragraph-rsid="002b25c2"/>
    </style:style>
    <style:style style:name="P105" style:family="paragraph" style:parent-style-name="Standard" style:list-style-name="L33">
      <style:text-properties officeooo:paragraph-rsid="002b25c2"/>
    </style:style>
    <style:style style:name="P106" style:family="paragraph" style:parent-style-name="Standard" style:list-style-name="L35">
      <style:text-properties officeooo:paragraph-rsid="002b25c2"/>
    </style:style>
    <style:style style:name="P107" style:family="paragraph" style:parent-style-name="Standard" style:list-style-name="L36">
      <style:text-properties officeooo:paragraph-rsid="002b25c2"/>
    </style:style>
    <style:style style:name="P108" style:family="paragraph" style:parent-style-name="Standard" style:list-style-name="L37">
      <style:text-properties officeooo:paragraph-rsid="002b25c2"/>
    </style:style>
    <style:style style:name="P109" style:family="paragraph" style:parent-style-name="Standard" style:list-style-name="L37">
      <style:text-properties officeooo:paragraph-rsid="002e259f"/>
    </style:style>
    <style:style style:name="P110" style:family="paragraph" style:parent-style-name="Standard" style:list-style-name="L39">
      <style:text-properties officeooo:paragraph-rsid="002f46f7"/>
    </style:style>
    <style:style style:name="P111" style:family="paragraph" style:parent-style-name="Standard" style:list-style-name="L41">
      <style:text-properties officeooo:paragraph-rsid="0031ac04"/>
    </style:style>
    <style:style style:name="P112" style:family="paragraph" style:parent-style-name="Standard" style:list-style-name="L41">
      <style:text-properties fo:font-weight="bold" officeooo:rsid="002e259f" officeooo:paragraph-rsid="0031ac04" style:font-weight-asian="bold" style:font-weight-complex="bold"/>
    </style:style>
    <style:style style:name="P113" style:family="paragraph" style:parent-style-name="Standard" style:list-style-name="L42">
      <style:text-properties fo:font-weight="bold" officeooo:rsid="002e259f" officeooo:paragraph-rsid="0031ac04" style:font-weight-asian="bold" style:font-weight-complex="bold"/>
    </style:style>
    <style:style style:name="P114" style:family="paragraph" style:parent-style-name="Standard" style:list-style-name="L42">
      <style:text-properties officeooo:paragraph-rsid="0031ac04"/>
    </style:style>
    <style:style style:name="P115" style:family="paragraph" style:parent-style-name="Standard" style:list-style-name="L44">
      <style:text-properties officeooo:paragraph-rsid="0034fbda"/>
    </style:style>
    <style:style style:name="P116" style:family="paragraph" style:parent-style-name="Standard" style:list-style-name="L45">
      <style:text-properties officeooo:paragraph-rsid="0034fbda"/>
    </style:style>
    <style:style style:name="P117" style:family="paragraph" style:parent-style-name="Standard">
      <style:text-properties fo:color="#808080" style:text-underline-style="none" fo:font-weight="normal" officeooo:rsid="00262296" officeooo:paragraph-rsid="00439d07" style:font-name-asian="DejaVu Sans" style:font-size-asian="11.3000001907349pt" style:font-style-asian="italic" style:font-weight-asian="normal" style:font-weight-complex="normal"/>
    </style:style>
    <style:style style:name="P118" style:family="paragraph" style:parent-style-name="Standard">
      <style:text-properties fo:color="#808080" style:text-underline-style="none" fo:font-weight="normal" officeooo:rsid="00262296" officeooo:paragraph-rsid="00a68b88" style:font-name-asian="DejaVu Sans" style:font-size-asian="11.3000001907349pt" style:font-style-asian="italic" style:font-weight-asian="normal" style:font-weight-complex="normal"/>
    </style:style>
    <style:style style:name="P119" style:family="paragraph" style:parent-style-name="Standard">
      <style:text-properties fo:color="#808080" style:text-underline-style="none" fo:font-weight="normal" officeooo:rsid="00262296" officeooo:paragraph-rsid="00aa683f" style:font-name-asian="DejaVu Sans" style:font-size-asian="11.3000001907349pt" style:font-style-asian="italic" style:font-weight-asian="normal" style:font-weight-complex="normal"/>
    </style:style>
    <style:style style:name="P120" style:family="paragraph" style:parent-style-name="Standard">
      <style:text-properties fo:color="#808080" style:text-underline-style="none" fo:font-weight="normal" officeooo:rsid="00572f8a" officeooo:paragraph-rsid="00572f8a" style:font-name-asian="DejaVu Sans" style:font-size-asian="11.3000001907349pt" style:font-style-asian="italic" style:font-weight-asian="normal" style:font-weight-complex="normal"/>
    </style:style>
    <style:style style:name="P121" style:family="paragraph" style:parent-style-name="Standard">
      <style:text-properties fo:color="#808080" style:font-name="DejaVu Sans Mono" fo:font-size="11.3000001907349pt" style:text-underline-style="none" fo:font-weight="normal" officeooo:rsid="00262296" officeooo:paragraph-rsid="00439d07" fo:background-color="#e4e4ff" style:font-name-asian="DejaVu Sans" style:font-size-asian="11.3000001907349pt" style:font-style-asian="italic" style:font-weight-asian="normal" style:font-weight-complex="normal"/>
    </style:style>
    <style:style style:name="P122" style:family="paragraph" style:parent-style-name="Standard">
      <style:text-properties fo:color="#808080" style:font-name="DejaVu Sans Mono" fo:font-size="11.3000001907349pt" fo:font-weight="normal" officeooo:paragraph-rsid="00a171bf"/>
    </style:style>
    <style:style style:name="P123" style:family="paragraph" style:parent-style-name="Standard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2296" officeooo:paragraph-rsid="004d4687" style:font-name-asian="DejaVu Sans" style:font-size-asian="11.3000001907349pt" style:font-style-asian="italic" style:font-weight-asian="normal" style:font-weight-complex="normal" style:text-emphasize="none"/>
    </style:style>
    <style:style style:name="P124" style:family="paragraph" style:parent-style-name="Standard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4d4687" officeooo:paragraph-rsid="004d4687" style:font-name-asian="DejaVu Sans" style:font-size-asian="11.3000001907349pt" style:font-style-asian="italic" style:font-weight-asian="normal" style:font-weight-complex="normal" style:text-emphasize="none"/>
    </style:style>
    <style:style style:name="P125" style:family="paragraph" style:parent-style-name="Standard">
      <style:text-properties fo:color="#80808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6a36be" officeooo:paragraph-rsid="006a36be" fo:background-color="#e4e4ff" style:font-name-asian="DejaVu Sans" style:font-size-asian="11.3000001907349pt" style:font-style-asian="italic" style:font-weight-asian="normal" style:font-weight-complex="normal" style:text-emphasize="none"/>
    </style:style>
    <style:style style:name="P126" style:family="paragraph" style:parent-style-name="Standard">
      <style:text-properties fo:color="#80808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a171bf" officeooo:paragraph-rsid="00a171bf" fo:background-color="#e4e4ff" style:font-name-asian="DejaVu Sans" style:font-size-asian="11.3000001907349pt" style:font-style-asian="italic" style:font-weight-asian="normal" style:font-weight-complex="normal" style:text-emphasize="none"/>
    </style:style>
    <style:style style:name="P127" style:family="paragraph" style:parent-style-name="Standard">
      <style:text-properties fo:color="#80808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a171bf" officeooo:paragraph-rsid="00a68b88" fo:background-color="#e4e4ff" style:font-name-asian="DejaVu Sans" style:font-size-asian="11.3000001907349pt" style:font-style-asian="italic" style:font-weight-asian="normal" style:font-weight-complex="normal" style:text-emphasize="none"/>
    </style:style>
    <style:style style:name="P128" style:family="paragraph" style:parent-style-name="Standard">
      <style:text-properties fo:color="#80808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a171bf" officeooo:paragraph-rsid="00aa683f" fo:background-color="#e4e4ff" style:font-name-asian="DejaVu Sans" style:font-size-asian="11.3000001907349pt" style:font-style-asian="italic" style:font-weight-asian="normal" style:font-weight-complex="normal" style:text-emphasize="none"/>
    </style:style>
    <style:style style:name="P129" style:family="paragraph" style:parent-style-name="Standard">
      <style:text-properties fo:color="#808080" officeooo:paragraph-rsid="00a4ab70"/>
    </style:style>
    <style:style style:name="P130" style:family="paragraph" style:parent-style-name="Standard">
      <style:text-properties fo:color="#808080" fo:font-weight="normal" officeooo:paragraph-rsid="00a68b88"/>
    </style:style>
    <style:style style:name="P131" style:family="paragraph" style:parent-style-name="Standard">
      <style:text-properties fo:color="#808080" officeooo:paragraph-rsid="00a68b88"/>
    </style:style>
    <style:style style:name="P132" style:family="paragraph" style:parent-style-name="Standard">
      <style:text-properties fo:color="#ff0000" style:font-name="DejaVu Sans Mono" fo:font-size="11.3000001907349pt" style:text-underline-style="none" fo:font-weight="normal" officeooo:rsid="00785b96" officeooo:paragraph-rsid="00439d07" fo:background-color="#e4e4ff" style:font-name-asian="DejaVu Sans" style:font-size-asian="11.3000001907349pt" style:font-style-asian="italic" style:font-weight-asian="normal" style:font-weight-complex="normal"/>
    </style:style>
    <style:style style:name="P133" style:family="paragraph" style:parent-style-name="Standard">
      <style:text-properties fo:color="#ff0000" style:font-name="DejaVu Sans Mono" fo:font-size="11.3000001907349pt" style:text-underline-style="none" fo:font-weight="normal" officeooo:rsid="005e975a" officeooo:paragraph-rsid="005e975a" fo:background-color="#e4e4ff" style:font-name-asian="DejaVu Sans" style:font-size-asian="11.3000001907349pt" style:font-style-asian="italic" style:font-weight-asian="normal" style:font-weight-complex="normal"/>
    </style:style>
    <style:style style:name="P134" style:family="paragraph" style:parent-style-name="Standard">
      <style:text-properties fo:color="#ff0000" style:text-underline-style="none" fo:font-weight="normal" officeooo:rsid="005e975a" officeooo:paragraph-rsid="00572f8a" style:font-name-asian="DejaVu Sans" style:font-size-asian="11.3000001907349pt" style:font-style-asian="italic" style:font-weight-asian="normal" style:font-weight-complex="normal"/>
    </style:style>
    <style:style style:name="P135" style:family="paragraph" style:parent-style-name="Standard">
      <style:text-properties fo:color="#ff0000" style:text-underline-style="none" fo:font-weight="normal" officeooo:rsid="00572f8a" officeooo:paragraph-rsid="00572f8a" style:font-name-asian="DejaVu Sans" style:font-size-asian="11.3000001907349pt" style:font-style-asian="italic" style:font-weight-asian="normal" style:font-weight-complex="normal"/>
    </style:style>
    <style:style style:name="P136" style:family="paragraph" style:parent-style-name="Standard">
      <style:text-properties fo:color="#ff000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5e975a" officeooo:paragraph-rsid="005e975a" fo:background-color="#e4e4ff" style:font-name-asian="DejaVu Sans" style:font-size-asian="11.3000001907349pt" style:font-style-asian="italic" style:font-weight-asian="normal" style:font-weight-complex="normal" style:text-emphasize="none"/>
    </style:style>
    <style:style style:name="P137" style:family="paragraph" style:parent-style-name="Standard">
      <style:text-properties fo:color="#ff000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6a36be" officeooo:paragraph-rsid="005e975a" fo:background-color="#e4e4ff" style:font-name-asian="DejaVu Sans" style:font-size-asian="11.3000001907349pt" style:font-style-asian="italic" style:font-weight-asian="normal" style:font-weight-complex="normal" style:text-emphasize="none"/>
    </style:style>
    <style:style style:name="P138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2296" officeooo:paragraph-rsid="004d4687" style:font-name-asian="DejaVu Sans" style:font-size-asian="11pt" style:font-style-asian="normal" style:font-weight-asian="normal" style:font-weight-complex="normal" style:text-emphasize="none"/>
    </style:style>
    <style:style style:name="P139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e975a" officeooo:paragraph-rsid="00572f8a" style:font-size-asian="11pt" style:font-style-asian="normal" style:font-weight-asian="normal" style:text-emphasize="none"/>
    </style:style>
    <style:style style:name="P140" style:family="paragraph" style:parent-style-name="Standard">
      <style:text-properties fo:color="#000000" style:text-outline="false" style:text-line-through-style="none" style:text-line-through-type="none" style:font-name="Caladea" fo:font-size="11.3000001907349pt" fo:font-style="normal" fo:text-shadow="none" style:text-underline-style="none" fo:font-weight="normal" officeooo:rsid="00a171bf" officeooo:paragraph-rsid="00a171bf" fo:background-color="#e4e4ff" style:font-name-asian="Caladea" style:font-size-asian="11.3000001907349pt" style:font-style-asian="normal" style:font-weight-asian="normal" style:font-style-complex="normal" style:font-weight-complex="normal" style:text-emphasize="none"/>
    </style:style>
    <style:style style:name="P141" style:family="paragraph" style:parent-style-name="Standard">
      <style:text-properties officeooo:paragraph-rsid="00a68b88"/>
    </style:style>
    <style:style style:name="P142" style:family="paragraph" style:parent-style-name="Standard">
      <style:text-properties officeooo:paragraph-rsid="00aa683f"/>
    </style:style>
    <style:style style:name="T1" style:family="text">
      <style:text-properties officeooo:rsid="001948c6"/>
    </style:style>
    <style:style style:name="T2" style:family="text">
      <style:text-properties officeooo:rsid="001b7801"/>
    </style:style>
    <style:style style:name="T3" style:family="text">
      <style:text-properties officeooo:rsid="001c0b39"/>
    </style:style>
    <style:style style:name="T4" style:family="text">
      <style:text-properties officeooo:rsid="001d9fa2"/>
    </style:style>
    <style:style style:name="T5" style:family="text">
      <style:text-properties officeooo:rsid="001e5d7c"/>
    </style:style>
    <style:style style:name="T6" style:family="text">
      <style:text-properties officeooo:rsid="00200d07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62296" style:font-weight-asian="normal" style:font-weight-complex="normal"/>
    </style:style>
    <style:style style:name="T9" style:family="text">
      <style:text-properties style:text-underline-style="none" fo:font-weight="normal" officeooo:rsid="00221589" style:font-weight-asian="normal" style:font-weight-complex="normal"/>
    </style:style>
    <style:style style:name="T10" style:family="text">
      <style:text-properties style:text-underline-style="none" fo:font-weight="normal" officeooo:rsid="0027f5dc" style:font-weight-asian="normal" style:font-weight-complex="normal"/>
    </style:style>
    <style:style style:name="T11" style:family="text">
      <style:text-properties style:text-underline-style="none" fo:font-weight="normal" officeooo:rsid="0029c3b3" style:font-weight-asian="normal" style:font-weight-complex="normal"/>
    </style:style>
    <style:style style:name="T12" style:family="text">
      <style:text-properties style:text-underline-style="none" fo:font-weight="normal" officeooo:rsid="002b25c2" style:font-weight-asian="normal" style:font-weight-complex="normal"/>
    </style:style>
    <style:style style:name="T13" style:family="text">
      <style:text-properties style:text-underline-style="none" fo:font-weight="normal" officeooo:rsid="002f46f7" style:font-weight-asian="normal" style:font-weight-complex="normal"/>
    </style:style>
    <style:style style:name="T14" style:family="text">
      <style:text-properties style:text-underline-style="none" fo:font-weight="normal" officeooo:rsid="00305246" style:font-weight-asian="normal" style:font-weight-complex="normal"/>
    </style:style>
    <style:style style:name="T15" style:family="text">
      <style:text-properties style:text-underline-style="none" fo:font-weight="normal" officeooo:rsid="0030c178" style:font-weight-asian="normal" style:font-weight-complex="normal"/>
    </style:style>
    <style:style style:name="T16" style:family="text">
      <style:text-properties style:text-underline-style="none" fo:font-weight="normal" officeooo:rsid="0031ac04" style:font-weight-asian="normal" style:font-weight-complex="normal"/>
    </style:style>
    <style:style style:name="T17" style:family="text">
      <style:text-properties style:text-underline-style="none" fo:font-weight="normal" officeooo:rsid="002e259f" style:font-weight-asian="normal" style:font-weight-complex="normal"/>
    </style:style>
    <style:style style:name="T18" style:family="text">
      <style:text-properties style:text-underline-style="none" fo:font-weight="normal" officeooo:rsid="00331a56" style:font-weight-asian="normal" style:font-weight-complex="normal"/>
    </style:style>
    <style:style style:name="T19" style:family="text">
      <style:text-properties style:text-underline-style="none" fo:font-weight="normal" officeooo:rsid="0034fbda" style:font-weight-asian="normal" style:font-weight-complex="normal"/>
    </style:style>
    <style:style style:name="T20" style:family="text">
      <style:text-properties style:text-underline-style="none" fo:font-weight="normal" officeooo:rsid="003697c2" style:font-weight-asian="normal" style:font-weight-complex="normal"/>
    </style:style>
    <style:style style:name="T21" style:family="text">
      <style:text-properties style:text-underline-style="none" officeooo:rsid="00262296" style:font-name-asian="DejaVu Sans" style:font-size-asian="11.3000001907349pt" style:font-style-asian="italic" style:font-weight-asian="normal" style:font-weight-complex="normal"/>
    </style:style>
    <style:style style:name="T22" style:family="text">
      <style:text-properties officeooo:rsid="0020b27c"/>
    </style:style>
    <style:style style:name="T23" style:family="text">
      <style:text-properties officeooo:rsid="0021ef0b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1ef0b" style:font-weight-asian="normal" style:font-weight-complex="normal"/>
    </style:style>
    <style:style style:name="T26" style:family="text">
      <style:text-properties fo:font-weight="normal" officeooo:rsid="00221589" style:font-weight-asian="normal" style:font-weight-complex="normal"/>
    </style:style>
    <style:style style:name="T27" style:family="text">
      <style:text-properties fo:font-weight="normal" officeooo:rsid="001c0b39" style:font-weight-asian="normal" style:font-weight-complex="normal"/>
    </style:style>
    <style:style style:name="T28" style:family="text">
      <style:text-properties fo:font-weight="normal" officeooo:rsid="00256411" style:font-weight-asian="normal" style:font-weight-complex="normal"/>
    </style:style>
    <style:style style:name="T29" style:family="text">
      <style:text-properties fo:font-weight="normal" officeooo:rsid="00262296" style:font-weight-asian="normal" style:font-weight-complex="normal"/>
    </style:style>
    <style:style style:name="T30" style:family="text">
      <style:text-properties fo:font-weight="normal" officeooo:rsid="0027f5dc" style:font-weight-asian="normal" style:font-weight-complex="normal"/>
    </style:style>
    <style:style style:name="T31" style:family="text">
      <style:text-properties fo:font-weight="normal" officeooo:rsid="002c2c36" style:font-weight-asian="normal" style:font-weight-complex="normal"/>
    </style:style>
    <style:style style:name="T32" style:family="text">
      <style:text-properties fo:font-weight="normal" officeooo:rsid="003697c2" style:font-weight-asian="normal" style:font-weight-complex="normal"/>
    </style:style>
    <style:style style:name="T33" style:family="text">
      <style:text-properties officeooo:rsid="0027f5dc"/>
    </style:style>
    <style:style style:name="T34" style:family="text">
      <style:text-properties officeooo:rsid="0029c3b3"/>
    </style:style>
    <style:style style:name="T35" style:family="text">
      <style:text-properties officeooo:rsid="002df5c4"/>
    </style:style>
    <style:style style:name="T36" style:family="text">
      <style:text-properties officeooo:rsid="002e259f"/>
    </style:style>
    <style:style style:name="T37" style:family="text">
      <style:text-properties officeooo:rsid="003697c2"/>
    </style:style>
    <style:style style:name="T38" style:family="text">
      <style:text-properties fo:color="#0000cc"/>
    </style:style>
    <style:style style:name="T39" style:family="text">
      <style:text-properties fo:color="#0000cc" style:text-underline-style="none" fo:font-weight="normal" style:font-weight-asian="normal" style:font-weight-complex="normal"/>
    </style:style>
    <style:style style:name="T40" style:family="text">
      <style:text-properties fo:color="#0000cc" style:text-underline-style="none" fo:font-weight="normal" officeooo:rsid="002f46f7" style:font-weight-asian="normal" style:font-weight-complex="normal"/>
    </style:style>
    <style:style style:name="T41" style:family="text">
      <style:text-properties fo:color="#0000cc" style:text-underline-style="none" fo:font-weight="normal" officeooo:rsid="003dabc6" style:font-weight-asian="normal" style:font-weight-complex="normal"/>
    </style:style>
    <style:style style:name="T42" style:family="text">
      <style:text-properties fo:color="#0000cc" officeooo:rsid="003dabc6"/>
    </style:style>
    <style:style style:name="T4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e975a" style:font-size-asian="11pt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85d61e" style:font-size-asian="11pt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2296" style:font-size-asian="11pt" style:font-style-asian="normal" style:font-weight-asian="normal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2296" style:font-name-asian="DejaVu Sans" style:font-size-asian="11pt" style:font-style-asian="normal" style:font-weight-asian="normal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e975a" style:font-name-asian="DejaVu Sans" style:font-size-asian="11pt" style:font-style-asian="normal" style:font-weight-asian="normal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e975a" fo:background-color="#e4e4ff" loext:char-shading-value="0" style:font-size-asian="11pt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0262296" fo:background-color="#e4e4ff" loext:char-shading-value="0" style:font-name-asian="DejaVu Sans" style:font-size-asian="11pt" style:font-style-asian="normal" style:font-weight-asian="normal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85b96" fo:background-color="#e4e4ff" loext:char-shading-value="0" style:font-name-asian="DejaVu Sans" style:font-size-asian="11pt" style:font-style-asian="normal" style:font-weight-asian="normal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3" style:family="text">
      <style:text-properties fo:color="#000000" style:text-underline-style="none" fo:font-weight="normal" officeooo:rsid="00262296" style:font-name-asian="DejaVu Sans" style:font-size-asian="11.3000001907349pt" style:font-style-asian="italic" style:font-weight-asian="normal" style:font-weight-complex="normal"/>
    </style:style>
    <style:style style:name="T54" style:family="text">
      <style:text-properties fo:color="#000000" style:font-name="思源黑体 CN Regular" fo:font-size="11pt" style:font-size-asian="11pt" style:font-style-asian="normal"/>
    </style:style>
    <style:style style:name="T55" style:family="text">
      <style:text-properties fo:color="#000000" style:font-name="思源黑体 CN Regular" fo:font-size="11pt" officeooo:rsid="00262296" style:font-size-asian="11pt" style:font-style-asian="normal"/>
    </style:style>
    <style:style style:name="T56" style:family="text">
      <style:text-properties fo:color="#000000" style:font-name="思源黑体 CN Regular" fo:font-size="11pt" fo:font-weight="bold" officeooo:rsid="00262296" style:font-size-asian="11pt" style:font-style-asian="normal"/>
    </style:style>
    <style:style style:name="T57" style:family="text">
      <style:text-properties fo:color="#000000" style:font-name="思源黑体 CN Regular" fo:font-size="11pt" fo:font-weight="bold" officeooo:rsid="00262296" style:font-size-asian="11pt" style:font-style-asian="normal" style:font-weight-asian="bold" style:font-weight-complex="bold"/>
    </style:style>
    <style:style style:name="T58" style:family="text">
      <style:text-properties fo:color="#000000" style:font-name="思源黑体 CN Regular" fo:font-size="11pt" fo:font-weight="bold" officeooo:rsid="00262296" style:font-name-asian="DejaVu Sans" style:font-size-asian="11pt" style:font-style-asian="normal" style:font-weight-asian="bold" style:font-weight-complex="bold"/>
    </style:style>
    <style:style style:name="T59" style:family="text">
      <style:text-properties fo:color="#000000" style:font-name="思源黑体 CN Regular" fo:font-size="11pt" fo:font-weight="bold" officeooo:rsid="00262296" style:font-name-asian="DejaVu Sans" style:font-size-asian="11pt" style:font-style-asian="normal"/>
    </style:style>
    <style:style style:name="T60" style:family="text">
      <style:text-properties fo:color="#000000" style:font-name="思源黑体 CN Regular" fo:font-size="11pt" style:text-underline-style="none" fo:font-weight="bold" officeooo:rsid="00262296" style:font-name-asian="DejaVu Sans" style:font-size-asian="11pt" style:font-style-asian="normal" style:font-weight-asian="normal" style:font-weight-complex="normal"/>
    </style:style>
    <style:style style:name="T61" style:family="text">
      <style:text-properties fo:color="#000000" style:font-name="思源黑体 CN Regular1" fo:font-size="11pt" officeooo:rsid="00785b96" style:font-size-asian="11pt" style:font-style-asian="normal"/>
    </style:style>
    <style:style style:name="T62" style:family="text">
      <style:text-properties fo:color="#000000" style:font-name="宋体" fo:font-size="11pt" style:font-size-asian="11pt" style:font-style-asian="normal"/>
    </style:style>
    <style:style style:name="T63" style:family="text">
      <style:text-properties fo:color="#2e3436" style:text-outline="false" style:text-line-through-style="none" style:text-line-through-type="none" style:font-name="微软雅黑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text-emphasize="none"/>
    </style:style>
    <style:style style:name="T64" style:family="text">
      <style:text-properties fo:color="#2e3436" style:text-outline="false" style:text-line-through-style="none" style:text-line-through-type="none" style:font-name="微软雅黑" fo:font-size="11pt" fo:letter-spacing="normal" fo:font-style="normal" fo:text-shadow="none" style:text-underline-style="none" fo:font-weight="normal" officeooo:rsid="00262296" style:letter-kerning="false" style:font-size-asian="11pt" style:font-style-asian="normal" style:font-weight-asian="normal" style:font-weight-complex="normal" style:text-emphasize="none"/>
    </style:style>
    <style:style style:name="T65" style:family="text">
      <style:text-properties fo:color="#808080" style:text-underline-style="none" fo:font-weight="normal" officeooo:rsid="00262296" style:font-name-asian="DejaVu Sans" style:font-size-asian="11.3000001907349pt" style:font-style-asian="italic" style:font-weight-asian="normal" style:font-weight-complex="normal"/>
    </style:style>
    <style:style style:name="T66" style:family="text">
      <style:text-properties fo:color="#808080" style:text-underline-style="none" fo:font-weight="normal" officeooo:rsid="00572f8a" style:font-name-asian="DejaVu Sans" style:font-size-asian="11.3000001907349pt" style:font-style-asian="italic" style:font-weight-asian="normal" style:font-weight-complex="normal"/>
    </style:style>
    <style:style style:name="T67" style:family="text">
      <style:text-properties fo:color="#808080" style:text-underline-style="none" fo:font-weight="normal" officeooo:rsid="005e975a" style:font-name-asian="DejaVu Sans" style:font-size-asian="11.3000001907349pt" style:font-style-asian="italic" style:font-weight-asian="normal" style:font-weight-complex="normal"/>
    </style:style>
    <style:style style:name="T68" style:family="text">
      <style:text-properties fo:color="#808080" style:text-underline-style="none" fo:font-weight="normal" officeooo:rsid="006525cd" style:font-name-asian="DejaVu Sans" style:font-size-asian="11.3000001907349pt" style:font-style-asian="italic" style:font-weight-asian="normal" style:font-weight-complex="normal"/>
    </style:style>
    <style:style style:name="T69" style:family="text">
      <style:text-properties fo:color="#808080" style:font-name="DejaVu Sans Mono" fo:font-size="11.3000001907349pt" fo:font-style="italic" style:text-underline-style="none" fo:font-weight="normal" officeooo:rsid="00262296" style:font-name-asian="DejaVu Sans" style:font-size-asian="11.3000001907349pt" style:font-style-asian="italic" style:font-weight-asian="normal" style:font-weight-complex="normal"/>
    </style:style>
    <style:style style:name="T70" style:family="text">
      <style:text-properties fo:color="#808080" style:font-name="DejaVu Sans Mono" fo:font-size="11.3000001907349pt" fo:font-style="italic" style:text-underline-style="none" fo:font-weight="normal" officeooo:rsid="00572f8a" style:font-name-asian="DejaVu Sans" style:font-size-asian="11.3000001907349pt" style:font-style-asian="italic" style:font-weight-asian="normal" style:font-weight-complex="normal"/>
    </style:style>
    <style:style style:name="T71" style:family="text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2296" style:font-name-asian="DejaVu Sans" style:font-size-asian="11.3000001907349pt" style:font-style-asian="italic" style:font-weight-asian="normal" style:font-weight-complex="normal" style:text-emphasize="none"/>
    </style:style>
    <style:style style:name="T72" style:family="text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4d4687" style:font-name-asian="DejaVu Sans" style:font-size-asian="11.3000001907349pt" style:font-style-asian="italic" style:font-weight-asian="normal" style:font-weight-complex="normal" style:text-emphasize="none"/>
    </style:style>
    <style:style style:name="T73" style:family="text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72f8a" style:font-name-asian="DejaVu Sans" style:font-size-asian="11.3000001907349pt" style:font-style-asian="italic" style:font-weight-asian="normal" style:font-weight-complex="normal" style:text-emphasize="none"/>
    </style:style>
    <style:style style:name="T74" style:family="text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2296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75" style:family="text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4d4687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76" style:family="text">
      <style:text-properties fo:color="#808080" style:text-outline="false" style:text-line-through-style="none" style:text-line-through-type="none" style:font-name="DejaVu Sans Mono" fo:font-size="11.3000001907349pt" fo:font-style="italic" fo:text-shadow="none" style:text-underline-style="none" fo:font-weight="normal" officeooo:rsid="00262296" style:font-name-asian="DejaVu Sans" style:font-size-asian="11pt" style:font-style-asian="normal" style:font-weight-asian="normal" style:font-weight-complex="normal" style:text-emphasize="none"/>
    </style:style>
    <style:style style:name="T77" style:family="text">
      <style:text-properties fo:color="#808080" style:text-outline="false" style:text-line-through-style="none" style:text-line-through-type="none" style:font-name="DejaVu Sans Mono" fo:font-size="11.3000001907349pt" fo:font-style="italic" fo:text-shadow="none" style:text-underline-style="none" fo:font-weight="normal" officeooo:rsid="00262296" style:font-name-asian="DejaVu Sans" style:font-size-asian="11.3000001907349pt" style:font-style-asian="italic" style:font-weight-asian="normal" style:font-weight-complex="normal" style:text-emphasize="none"/>
    </style:style>
    <style:style style:name="T78" style:family="text">
      <style:text-properties fo:color="#808080" style:text-outline="false" style:text-line-through-style="none" style:text-line-through-type="none" style:font-name="DejaVu Sans Mono" fo:font-size="11.3000001907349pt" fo:font-style="italic" fo:text-shadow="none" style:text-underline-style="none" fo:font-weight="normal" officeooo:rsid="006a36be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79" style:family="text">
      <style:text-properties fo:color="#80808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6a36be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80" style:family="text">
      <style:text-properties fo:color="#800000" style:text-underline-style="none" fo:font-weight="normal" officeooo:rsid="00262296" style:font-name-asian="DejaVu Sans" style:font-size-asian="11.3000001907349pt" style:font-style-asian="italic" style:font-weight-asian="normal" style:font-weight-complex="normal"/>
    </style:style>
    <style:style style:name="T81" style:family="text">
      <style:text-properties fo:color="#ff0000" style:text-underline-style="none" fo:font-weight="normal" officeooo:rsid="00572f8a" style:font-name-asian="DejaVu Sans" style:font-size-asian="11.3000001907349pt" style:font-style-asian="italic" style:font-weight-asian="normal" style:font-weight-complex="normal"/>
    </style:style>
    <style:style style:name="T82" style:family="text">
      <style:text-properties fo:color="#ff0000" style:text-underline-style="none" fo:font-weight="normal" officeooo:rsid="005e975a" style:font-name-asian="DejaVu Sans" style:font-size-asian="11.3000001907349pt" style:font-style-asian="italic" style:font-weight-asian="normal" style:font-weight-complex="normal"/>
    </style:style>
    <style:style style:name="T83" style:family="text">
      <style:text-properties fo:color="#ff0000" style:text-underline-style="none" fo:font-weight="normal" officeooo:rsid="006525cd" style:font-name-asian="DejaVu Sans" style:font-size-asian="11.3000001907349pt" style:font-style-asian="italic" style:font-weight-asian="normal" style:font-weight-complex="normal"/>
    </style:style>
    <style:style style:name="T84" style:family="text">
      <style:text-properties fo:color="#ff0000" style:text-underline-style="none" fo:font-weight="normal" officeooo:rsid="00262296" style:font-name-asian="DejaVu Sans" style:font-size-asian="11.3000001907349pt" style:font-style-asian="italic" style:font-weight-asian="normal" style:font-weight-complex="normal"/>
    </style:style>
    <style:style style:name="T85" style:family="text">
      <style:text-properties fo:color="#ff0000" style:text-underline-style="none" fo:font-weight="normal" officeooo:rsid="00785b96" style:font-name-asian="DejaVu Sans" style:font-size-asian="11.3000001907349pt" style:font-style-asian="italic" style:font-weight-asian="normal" style:font-weight-complex="normal"/>
    </style:style>
    <style:style style:name="T86" style:family="text">
      <style:text-properties fo:color="#ff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e975a" style:font-name-asian="DejaVu Sans" style:font-size-asian="11.3000001907349pt" style:font-style-asian="italic" style:font-weight-asian="normal" style:font-weight-complex="normal" style:text-emphasize="none"/>
    </style:style>
    <style:style style:name="T87" style:family="text">
      <style:text-properties fo:color="#ff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72f8a" style:font-name-asian="DejaVu Sans" style:font-size-asian="11.3000001907349pt" style:font-style-asian="italic" style:font-weight-asian="normal" style:font-weight-complex="normal" style:text-emphasize="none"/>
    </style:style>
    <style:style style:name="T88" style:family="text">
      <style:text-properties fo:color="#ff000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5e975a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89" style:family="text">
      <style:text-properties fo:color="#ff000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6a36be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90" style:family="text">
      <style:text-properties fo:color="#ff0000" style:font-name="DejaVu Sans Mono" fo:font-size="11.3000001907349pt" style:text-underline-style="none" fo:font-weight="normal" officeooo:rsid="005e975a" fo:background-color="#e4e4ff" loext:char-shading-value="0" style:font-name-asian="DejaVu Sans" style:font-size-asian="11.3000001907349pt" style:font-style-asian="italic" style:font-weight-asian="normal" style:font-weight-complex="normal"/>
    </style:style>
    <style:style style:name="T91" style:family="text">
      <style:text-properties fo:color="#ff0000" style:font-name="DejaVu Sans Mono" fo:font-size="11.3000001907349pt" style:text-underline-style="none" fo:font-weight="normal" officeooo:rsid="00262296" fo:background-color="#e4e4ff" loext:char-shading-value="0" style:font-name-asian="DejaVu Sans" style:font-size-asian="11.3000001907349pt" style:font-style-asian="italic" style:font-weight-asian="normal" style:font-weight-complex="normal"/>
    </style:style>
    <style:style style:name="T92" style:family="text">
      <style:text-properties fo:color="#ff0000" style:font-name="DejaVu Sans Mono" fo:font-size="11.3000001907349pt" style:text-underline-style="none" fo:font-weight="normal" officeooo:rsid="00785b96" fo:background-color="#e4e4ff" loext:char-shading-value="0" style:font-name-asian="DejaVu Sans" style:font-size-asian="11.3000001907349pt" style:font-style-asian="italic" style:font-weight-asian="normal" style:font-weight-complex="normal"/>
    </style:style>
    <style:style style:name="T93" style:family="text">
      <style:text-properties fo:color="#ff0000" officeooo:rsid="00262296"/>
    </style:style>
    <style:style style:name="T94" style:family="text">
      <style:text-properties fo:color="#ff0000" officeooo:rsid="00785b96"/>
    </style:style>
    <style:style style:name="T95" style:family="text">
      <style:text-properties fo:color="#ff0000" style:font-name="思源黑体 CN Regular" fo:font-size="11pt" officeooo:rsid="00262296" style:font-size-asian="11pt" style:font-style-asian="normal"/>
    </style:style>
    <style:style style:name="T96" style:family="text">
      <style:text-properties fo:color="#ff0000" style:font-name="思源黑体 CN Regular" fo:font-size="11pt" officeooo:rsid="00785b96" style:font-size-asian="11pt" style:font-style-asian="normal"/>
    </style:style>
    <style:style style:name="T97" style:family="text">
      <style:text-properties style:font-name="思源黑体 CN Regular" fo:font-size="11pt" officeooo:rsid="00262296"/>
    </style:style>
    <style:style style:name="T98" style:family="text">
      <style:text-properties fo:color="#cc3300" style:font-name="思源黑体 CN Regular" fo:font-size="11pt" fo:font-weight="bold" officeooo:rsid="00262296" style:font-size-asian="11pt" style:font-style-asian="normal" style:font-weight-asian="bold" style:font-weight-complex="bold"/>
    </style:style>
    <style:style style:name="T99" style:family="text">
      <style:text-properties fo:color="#cc3300" style:font-name="思源黑体 CN Regular" fo:font-size="11pt" fo:font-weight="bold" officeooo:rsid="00262296" style:font-name-asian="DejaVu Sans" style:font-size-asian="11pt" style:font-style-asian="normal" style:font-weight-asian="bold" style:font-weight-complex="bold"/>
    </style:style>
    <style:style style:name="T100" style:family="text">
      <style:text-properties fo:color="#008000" style:font-name="DejaVu Sans Mono" fo:font-size="11.3000001907349pt" fo:font-weight="bold"/>
    </style:style>
    <style:style style:name="T101" style:family="text">
      <style:text-properties fo:color="#008000" style:font-name="DejaVu Sans Mono" fo:font-size="11.3000001907349pt" fo:font-weight="bold" style:font-name-asian="DejaVu Sans" style:font-size-asian="11.3000001907349pt" style:font-style-asian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作者:邓钧仁</text:p>
      <text:p text:style-name="Standard"/>
      <text:p text:style-name="Standard"/>
      <text:p text:style-name="Standard">模块名:组织结构</text:p>
      <text:p text:style-name="P25"><text:tab/>导航<text:span text:style-name="T37">下拉名_1:组织结构</text:span></text:p>
      <text:p text:style-name="P25"><text:tab/><text:tab/>导航<text:span text:style-name="T37">名_1:组织结构视图</text:span></text:p>
      <text:p text:style-name="Standard"><text:tab/><text:tab/><text:tab/>功能名称<text:span text:style-name="T1">1:列表 功能类型:图形</text:span></text:p>
      <text:p text:style-name="Standard"/>
      <text:p text:style-name="P25"><text:tab/>导航<text:span text:style-name="T37">下拉名_2:组织结构管理</text:span></text:p>
      <text:p text:style-name="P25"><text:tab/><text:tab/>导航<text:span text:style-name="T37">名_1:编号设计信息</text:span></text:p>
      <text:p text:style-name="Standard"><text:tab/><text:tab/><text:tab/>功能名<text:span text:style-name="T2">1:列表 功能类型:网格</text:span></text:p>
      <text:list xml:id="list6658759953308496118" text:style-name="L1">
        <text:list-item>
          <text:p text:style-name="P40">字段名称:操作对象</text:p>
        </text:list-item>
        <text:list-item>
          <text:p text:style-name="P40">字段名称:编号信息类型</text:p>
        </text:list-item>
        <text:list-item>
          <text:p text:style-name="P41">字段名称:举例名称</text:p>
        </text:list-item>
        <text:list-item>
          <text:p text:style-name="P41">字段名称:举例编号</text:p>
        </text:list-item>
        <text:list-item>
          <text:p text:style-name="P41">字段名称:编号信息生成说明</text:p>
        </text:list-item>
      </text:list>
      <text:p text:style-name="P1"><text:tab/><text:tab/><text:tab/>功能名<text:span text:style-name="T2">2:添加 功能类型:编辑</text:span></text:p>
      <text:list xml:id="list3423399724358674460" text:style-name="L2">
        <text:list-item>
          <text:p text:style-name="P42"><text:bookmark-start text:name="__DdeLink__1783_833612100"/>字段名称:操作对象 标签类型:文本框 必填</text:p>
        </text:list-item>
        <text:list-item>
          <text:p text:style-name="P42">字段名称:编号信息类型 标签类型:文本框 必填</text:p>
        </text:list-item>
        <text:list-item>
          <text:p text:style-name="P42">字段名称:举例名称 标签类型:文本框 必填</text:p>
        </text:list-item>
        <text:list-item>
          <text:p text:style-name="P42">字段名称:举例编号 标签类型:文本框 必填</text:p>
        </text:list-item>
        <text:list-item>
          <text:p text:style-name="P42">字段名称:编号信息生成说明 标签类型:文本框 必填<text:bookmark-end text:name="__DdeLink__1783_833612100"/></text:p>
        </text:list-item>
      </text:list>
      <text:p text:style-name="P2"><text:tab/><text:tab/><text:tab/>功能名<text:span text:style-name="T2">3:编辑 功能类型:编辑</text:span></text:p>
      <text:list xml:id="list5107606024869342092" text:style-name="L3">
        <text:list-item>
          <text:p text:style-name="P43">字段名称:操作对象 标签类型:文本框 必填</text:p>
        </text:list-item>
        <text:list-item>
          <text:p text:style-name="P43">字段名称:编号信息类型 标签类型:文本框 必填</text:p>
        </text:list-item>
        <text:list-item>
          <text:p text:style-name="P43">字段名称:举例名称 标签类型:文本框 必填</text:p>
        </text:list-item>
        <text:list-item>
          <text:p text:style-name="P43">字段名称:举例编号 标签类型:文本框 必填</text:p>
        </text:list-item>
        <text:list-item>
          <text:p text:style-name="P43">字段名称:编号信息生成说明 标签类型:文本框 必填</text:p>
        </text:list-item>
      </text:list>
      <text:p text:style-name="P2"><text:tab/><text:tab/><text:tab/>功能名<text:span text:style-name="T3">4:删除 <text:s/>功能类型:编辑</text:span></text:p>
      <text:p text:style-name="P2"><text:tab/><text:tab/><text:tab/><text:tab/>提示:是否确认删除该记录</text:p>
      <text:p text:style-name="P25"><text:tab/><text:tab/>导航<text:span text:style-name="T37">名_2</text:span>:体系</text:p>
      <text:p text:style-name="P2"><text:tab/><text:tab/><text:tab/>功能名<text:span text:style-name="T3">1:列表 功能类型:网格</text:span></text:p>
      <text:list xml:id="list6290268637728807278" text:style-name="L4">
        <text:list-item>
          <text:p text:style-name="P53">字段名称:体系编号</text:p>
        </text:list-item>
        <text:list-item>
          <text:p text:style-name="P53">字段名称:体系</text:p>
        </text:list-item>
        <text:list-item>
          <text:p text:style-name="P53">字段名称:描述</text:p>
        </text:list-item>
        <text:list-item>
          <text:p text:style-name="P53">字段名称:状态</text:p>
        </text:list-item>
      </text:list>
      <text:p text:style-name="P3"><text:tab/><text:tab/><text:tab/>功能名<text:span text:style-name="T4">2:添加 功能类型:编辑</text:span></text:p>
      <text:list xml:id="list5523907199612571836" text:style-name="L5">
        <text:list-item>
          <text:p text:style-name="P54">字段名称:体系编号 标签类型:文本框 必填</text:p>
        </text:list-item>
        <text:list-item>
          <text:p text:style-name="P55">字段名称:体系<text:tab/>标签类型:文本框 必填</text:p>
        </text:list-item>
        <text:list-item>
          <text:p text:style-name="P55">字段名称:描述 标签类型:文本框 非必填</text:p>
        </text:list-item>
      </text:list>
      <text:p text:style-name="P4"><text:tab/><text:tab/><text:tab/>功能名<text:span text:style-name="T5">3:编辑 功能类型:编辑</text:span></text:p>
      <text:list xml:id="list2439349404898296954" text:style-name="L6">
        <text:list-item>
          <text:p text:style-name="P56">字段名称:体系编号 标签类型:文本框 必填</text:p>
        </text:list-item>
        <text:list-item>
          <text:p text:style-name="P56">字段名称:体系<text:tab/>标签类型:文本框 必填</text:p>
        </text:list-item>
        <text:list-item>
          <text:p text:style-name="P56">字段名称:描述 标签类型:文本框 非必填</text:p>
        </text:list-item>
      </text:list>
      <text:p text:style-name="P4"><text:tab/><text:tab/><text:tab/>功能名<text:span text:style-name="T3">4:删除 <text:s/>功能类型:编辑</text:span></text:p>
      <text:p text:style-name="P4"><text:tab/><text:tab/><text:tab/><text:tab/>提示:是否确认删除该记录</text:p>
      <text:p text:style-name="P4"><text:tab/><text:tab/><text:tab/>功能名<text:span text:style-name="T5">5:冻结 功能类型:编辑</text:span></text:p>
      <text:p text:style-name="P4"><text:soft-page-break/><text:tab/><text:tab/><text:tab/>功能名<text:span text:style-name="T5">6:解冻 功能类型:编辑</text:span></text:p>
      <text:p text:style-name="P25"><text:tab/><text:tab/>导航<text:span text:style-name="T37">名_3:部门</text:span></text:p>
      <text:p text:style-name="P4"><text:tab/><text:tab/><text:tab/>功能名<text:span text:style-name="T5">1:列表 功能类型:网格</text:span></text:p>
      <text:list xml:id="list5527465105996737101" text:style-name="L7">
        <text:list-item>
          <text:p text:style-name="P57">字段名称:编号</text:p>
        </text:list-item>
        <text:list-item>
          <text:p text:style-name="P58">字段名称:体系</text:p>
        </text:list-item>
        <text:list-item>
          <text:p text:style-name="P58">字段名称:项目组/部门</text:p>
        </text:list-item>
        <text:list-item>
          <text:p text:style-name="P59">字段名称:所属地区</text:p>
        </text:list-item>
        <text:list-item>
          <text:p text:style-name="P58">字段名称:成本分类</text:p>
        </text:list-item>
        <text:list-item>
          <text:p text:style-name="P58">字段名称:描述</text:p>
        </text:list-item>
        <text:list-item>
          <text:p text:style-name="P58">字段名称:状态</text:p>
        </text:list-item>
      </text:list>
      <text:p text:style-name="P5"><text:tab/><text:tab/><text:tab/>功能名<text:span text:style-name="T6">2:添加 功能类型:编辑</text:span></text:p>
      <text:list xml:id="list4386150727495054330" text:style-name="L8">
        <text:list-item>
          <text:p text:style-name="P60">字段名称:编号 标签类型:文本框 必填</text:p>
        </text:list-item>
        <text:list-item>
          <text:p text:style-name="P60">字段名称:体系 标签类型:单选下拉框 必填 关闭输入</text:p>
        </text:list-item>
        <text:list-item>
          <text:p text:style-name="P60">字段名称:项目组/部门 标签类型:文本框 必填</text:p>
        </text:list-item>
        <text:list-item>
          <text:p text:style-name="P61">字段名称:所属地区 标签类型:单选下拉框 必填</text:p>
        </text:list-item>
        <text:list-item>
          <text:p text:style-name="P62">字段名称:成本分类 标签类型:文本框 非必填</text:p>
        </text:list-item>
        <text:list-item>
          <text:p text:style-name="P60">字段名称:描述 标签类型:文本框 非必填</text:p>
        </text:list-item>
      </text:list>
      <text:p text:style-name="P6"><text:tab/><text:tab/><text:tab/>功能名<text:span text:style-name="T22">3:编辑 功能类型:编辑</text:span></text:p>
      <text:list xml:id="list7113962145980181849" text:style-name="L9">
        <text:list-item>
          <text:p text:style-name="P63">字段名称:编号 标签类型:文本框 必填</text:p>
        </text:list-item>
        <text:list-item>
          <text:p text:style-name="P63">字段名称:体系 标签类型:单选下拉框 必填</text:p>
        </text:list-item>
        <text:list-item>
          <text:p text:style-name="P63">字段名称:项目组/部门 标签类型:文本框 必填</text:p>
        </text:list-item>
        <text:list-item>
          <text:p text:style-name="P64">字段名称:所属地区 标签类型:单选下拉框 必填</text:p>
        </text:list-item>
        <text:list-item>
          <text:p text:style-name="P63">字段名称:成本分类 标签类型:文本框 非必填</text:p>
        </text:list-item>
        <text:list-item>
          <text:p text:style-name="P63">字段名称:描述 标签类型:文本框 非必填</text:p>
        </text:list-item>
      </text:list>
      <text:p text:style-name="P6"><text:tab/><text:tab/><text:tab/>功能名<text:span text:style-name="T3">4:删除 <text:s/>功能类型:编辑</text:span></text:p>
      <text:p text:style-name="P6"><text:tab/><text:tab/><text:tab/><text:tab/>提示:是否确认删除该记录</text:p>
      <text:p text:style-name="P6"><text:tab/><text:tab/><text:tab/>功能名<text:span text:style-name="T5">5:冻结 功能类型:编辑</text:span></text:p>
      <text:p text:style-name="P6"><text:tab/><text:tab/><text:tab/>功能名<text:span text:style-name="T5">6:解冻 功能类型:编辑</text:span></text:p>
      <text:p text:style-name="P6"><text:tab/><text:tab/><text:tab/><text:span text:style-name="T38">功能名</text:span><text:span text:style-name="T42">7:管理工作范围 功能类型:编辑</text:span></text:p>
      <text:list xml:id="list3138539946997379981" text:style-name="L10">
        <text:list-item>
          <text:p text:style-name="P44">字段名称:工作范围 字段类型:多选 必填</text:p>
        </text:list-item>
        <text:list-item>
          <text:p text:style-name="P44">字段名称:部门id 字段类型:隐藏 不为空</text:p>
        </text:list-item>
      </text:list>
      <text:p text:style-name="P21"><text:span text:style-name="T9"><text:tab/><text:tab/><text:tab/></text:span><text:span text:style-name="T39">功能名</text:span><text:span text:style-name="T41">8</text:span><text:span text:style-name="T40">:查看</text:span><text:span text:style-name="T41">工作范围</text:span><text:span text:style-name="T39"> 功能类型:网格</text:span></text:p>
      <text:list xml:id="list3656656580823301886" text:style-name="L11">
        <text:list-item>
          <text:p text:style-name="P45">字段名称:业务方向分类</text:p>
        </text:list-item>
        <text:list-item>
          <text:p text:style-name="P49">字段名称:业务方向科目</text:p>
        </text:list-item>
        <text:list-item>
          <text:p text:style-name="P49">字段名称:专业分类</text:p>
        </text:list-item>
        <text:list-item>
          <text:p text:style-name="P49">字段名称:工作范围</text:p>
        </text:list-item>
        <text:list-item>
          <text:p text:style-name="P50"><text:span text:style-name="T7">字段名称:工作界面</text:span><text:span text:style-name="T10">(节点)</text:span></text:p>
        </text:list-item>
      </text:list>
      <text:p text:style-name="P25"><text:tab/><text:tab/>导航<text:span text:style-name="T37">名_4:岗位层级</text:span></text:p>
      <text:p text:style-name="P6"><text:tab/><text:tab/><text:tab/>功能名<text:span text:style-name="T22">1:列表 功能类型:网格</text:span></text:p>
      <text:list xml:id="list1961648218085004891" text:style-name="L12">
        <text:list-item>
          <text:p text:style-name="P65">字段名称:编号</text:p>
        </text:list-item>
        <text:list-item>
          <text:p text:style-name="P65">字段名称:层级</text:p>
        </text:list-item>
        <text:list-item>
          <text:p text:style-name="P65">字段名称:描述</text:p>
        </text:list-item>
      </text:list>
      <text:p text:style-name="P6"><text:tab/><text:tab/><text:tab/>功能名<text:span text:style-name="T23">2:添加 功能类型:编辑</text:span></text:p>
      <text:list xml:id="list173501681906283556" text:style-name="L13">
        <text:list-item>
          <text:p text:style-name="P66">字段名称:编号 标签类型:文本框 必填</text:p>
        </text:list-item>
        <text:list-item>
          <text:p text:style-name="P66">字段名称:层级 标签类型:文本框 必填</text:p>
        </text:list-item>
        <text:list-item>
          <text:p text:style-name="P66">字段名称:上层 标签类型:下拉框 非必填 关闭输入</text:p>
        </text:list-item>
        <text:list-item>
          <text:p text:style-name="P66"><text:soft-page-break/>字段名称:描述 <text:span text:style-name="T24">标签类型:文本框 </text:span><text:span text:style-name="T25">非</text:span><text:span text:style-name="T24">必填</text:span></text:p>
        </text:list-item>
      </text:list>
      <text:p text:style-name="P7"><text:tab/><text:tab/><text:tab/>功能名<text:span text:style-name="T23">3:编辑 功能类型:编辑</text:span></text:p>
      <text:list xml:id="list9217239729928018229" text:style-name="L14">
        <text:list-item>
          <text:p text:style-name="P67">字段名称:编号 标签类型:文本框 必填</text:p>
        </text:list-item>
        <text:list-item>
          <text:p text:style-name="P67">字段名称:层级 标签类型:文本框 必填</text:p>
        </text:list-item>
        <text:list-item>
          <text:p text:style-name="P68">字段名称:上层 标签类型:下拉框 非必填 关闭输入</text:p>
        </text:list-item>
        <text:list-item>
          <text:p text:style-name="P67"><text:span text:style-name="T24">字段名称:描述 标签类型:文本框 </text:span><text:span text:style-name="T25">非</text:span><text:span text:style-name="T24">必填</text:span></text:p>
        </text:list-item>
      </text:list>
      <text:p text:style-name="P8"><text:span text:style-name="T24"><text:tab/><text:tab/><text:tab/>功能名</text:span><text:span text:style-name="T27">4:删除 <text:s/>功能类型:编辑</text:span></text:p>
      <text:p text:style-name="P26"><text:tab/><text:tab/><text:tab/><text:tab/>提示:是否确认删除该记录</text:p>
      <text:p text:style-name="P25"><text:span text:style-name="T26"><text:tab/><text:tab/>导航</text:span><text:span text:style-name="T32">名_</text:span><text:span text:style-name="T26">5 :岗位</text:span></text:p>
      <text:p text:style-name="P26"><text:tab/><text:tab/><text:tab/>功能名1:列表 功能类型:网格</text:p>
      <text:list xml:id="list8006690888417823084" text:style-name="L15">
        <text:list-item>
          <text:p text:style-name="P70">字段名称:编号</text:p>
        </text:list-item>
        <text:list-item>
          <text:p text:style-name="P70">字段名称:体系</text:p>
        </text:list-item>
        <text:list-item>
          <text:p text:style-name="P71">字段名称:所属地区</text:p>
        </text:list-item>
        <text:list-item>
          <text:p text:style-name="P69"><text:span text:style-name="T26">字段名称:项目组/</text:span><text:span text:style-name="T29">部门</text:span></text:p>
        </text:list-item>
        <text:list-item>
          <text:p text:style-name="P70">字段名称:层级</text:p>
        </text:list-item>
        <text:list-item>
          <text:p text:style-name="P70">字段名称:资源池</text:p>
        </text:list-item>
        <text:list-item>
          <text:p text:style-name="P70">字段名称:模块</text:p>
        </text:list-item>
        <text:list-item>
          <text:p text:style-name="P70">字段名称:岗位名称</text:p>
        </text:list-item>
        <text:list-item>
          <text:p text:style-name="P70">字段名称:人员编制数</text:p>
        </text:list-item>
        <text:list-item>
          <text:p text:style-name="P70">字段名称:当前人数</text:p>
        </text:list-item>
      </text:list>
      <text:p text:style-name="P8"><text:span text:style-name="T26"><text:tab/><text:tab/><text:tab/>功能名称</text:span><text:span text:style-name="T28">2:添加 功能类型:编辑</text:span></text:p>
      <text:list xml:id="list4624254244377441465" text:style-name="L16">
        <text:list-item>
          <text:p text:style-name="P72">字段名称:体系 标签类型:单选下拉框 必填 关闭输入</text:p>
        </text:list-item>
        <text:list-item>
          <text:p text:style-name="P72">字段名称:项目组/部门 标签类型:单选下拉框 必填 关闭输入</text:p>
        </text:list-item>
        <text:list-item>
          <text:p text:style-name="P72">字段名称:层级 标签类型:单选下拉框 必填 关闭输入</text:p>
        </text:list-item>
        <text:list-item>
          <text:p text:style-name="P72">字段名称:资源池 标签类型:文本框 必填</text:p>
        </text:list-item>
        <text:list-item>
          <text:p text:style-name="P72">字段名称:模块 标签类型:文本框 必填</text:p>
        </text:list-item>
        <text:list-item>
          <text:p text:style-name="P72">字段名称:岗位名称 标签类型:文本框 必填</text:p>
        </text:list-item>
        <text:list-item>
          <text:p text:style-name="P75"><text:span text:style-name="T26">字段名称:</text:span><text:span text:style-name="T31">上级岗位</text:span><text:span text:style-name="T26"> 标签类型:单选下拉框 非必填</text:span></text:p>
        </text:list-item>
      </text:list>
      <text:p text:style-name="P9"><text:span text:style-name="T26"><text:tab/><text:tab/><text:tab/>功能名称</text:span><text:span text:style-name="T30">3</text:span><text:span text:style-name="T28">:编辑 功能类型:编辑</text:span></text:p>
      <text:list xml:id="list2961002801868336048" text:style-name="L17">
        <text:list-item>
          <text:p text:style-name="P73">字段名称:体系 标签类型:单选下拉框 必填 关闭输入</text:p>
        </text:list-item>
        <text:list-item>
          <text:p text:style-name="P73">字段名称:项目组/部门 标签类型:单选下拉框 必填 关闭输入</text:p>
        </text:list-item>
        <text:list-item>
          <text:p text:style-name="P73">字段名称:层级 标签类型:单选下拉框 必填 关闭输入</text:p>
        </text:list-item>
        <text:list-item>
          <text:p text:style-name="P73">字段名称:资源池 标签类型:文本框 必填</text:p>
        </text:list-item>
        <text:list-item>
          <text:p text:style-name="P73">字段名称:模块 标签类型:文本框 必填</text:p>
        </text:list-item>
        <text:list-item>
          <text:p text:style-name="P74">字段名称:岗位名称 标签类型:文本框 必填</text:p>
        </text:list-item>
        <text:list-item>
          <text:p text:style-name="P76"><text:span text:style-name="T26">字段名称:</text:span><text:span text:style-name="T31">上级岗位</text:span><text:span text:style-name="T26"> 标签类型:单选下拉框 非必填</text:span></text:p>
        </text:list-item>
      </text:list>
      <text:p text:style-name="P9"><text:span text:style-name="T26"><text:tab/><text:tab/><text:tab/>功能名称</text:span><text:span text:style-name="T30">4</text:span><text:span text:style-name="T29">:删除 功能类型:编辑</text:span></text:p>
      <text:p text:style-name="P9"><text:span text:style-name="T29"><text:tab/><text:tab/><text:tab/><text:tab/></text:span><text:span text:style-name="T26">提示:是否确认删除该记录</text:span></text:p>
      <text:p text:style-name="P9"><text:span text:style-name="T26"><text:tab/><text:tab/><text:tab/>功能名称</text:span><text:span text:style-name="T30">5</text:span><text:span text:style-name="T29">:冻结 功能类型:编辑</text:span></text:p>
      <text:p text:style-name="P9"><text:span text:style-name="T29"><text:tab/><text:tab/><text:tab/></text:span><text:span text:style-name="T26">功能名称</text:span><text:span text:style-name="T30">6</text:span><text:span text:style-name="T29">:解冻 功能类型:编辑</text:span></text:p>
      <text:p text:style-name="P18"><text:span text:style-name="T7"><text:tab/><text:tab/><text:tab/>功能名</text:span><text:span text:style-name="T13">7:添加说明</text:span><text:span text:style-name="T7"> 功能类型:编辑</text:span></text:p>
      <text:list xml:id="list6926939052694885746" text:style-name="L18">
        <text:list-item>
          <text:p text:style-name="P77">字段名称:角度 <text:span text:style-name="T10"><text:s/></text:span><text:span text:style-name="T9">标签类型:单选下拉框 必填</text:span></text:p>
        </text:list-item>
        <text:list-item>
          <text:p text:style-name="P77">字段名称:维度 <text:span text:style-name="T10"><text:s/></text:span><text:span text:style-name="T9">标签类型:单选下拉框 必填</text:span></text:p>
        </text:list-item>
        <text:list-item>
          <text:p text:style-name="P77">字段名称:分类 <text:span text:style-name="T10"><text:s/></text:span><text:span text:style-name="T9">标签类型:单选下拉框 必填</text:span></text:p>
        </text:list-item>
        <text:list-item>
          <text:p text:style-name="P77">字段名称:体现类别 <text:span text:style-name="T10"><text:s/></text:span><text:span text:style-name="T9">标签类型:多选下拉框 必填</text:span></text:p>
        </text:list-item>
        <text:list-item>
          <text:p text:style-name="P77">字段名称:操作类型 <text:span text:style-name="T10"><text:s/></text:span><text:span text:style-name="T9">标签类型:多选下拉框 必填</text:span></text:p>
        </text:list-item>
        <text:list-item>
          <text:p text:style-name="P77"><text:soft-page-break/>字段名称:工作描述 <text:span text:style-name="T10"><text:s/></text:span><text:span text:style-name="T9">标签类型:文本框 必填</text:span></text:p>
        </text:list-item>
        <text:list-item>
          <text:p text:style-name="P77">字段名称:对应功能 <text:span text:style-name="T10"><text:s/></text:span><text:span text:style-name="T9">标签类型:多选下拉框 必填</text:span></text:p>
        </text:list-item>
        <text:list-item>
          <text:p text:style-name="P77">字段名称:工作时间/频率 <text:span text:style-name="T10"><text:s/></text:span><text:span text:style-name="T9">标签类型:文本框 必填</text:span></text:p>
        </text:list-item>
        <text:list-item>
          <text:p text:style-name="P77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77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77"><text:span text:style-name="T9">字段名称:输出结果 </text:span><text:span text:style-name="T10"><text:s/></text:span><text:span text:style-name="T9">标签类型:文本框 非必填</text:span></text:p>
        </text:list-item>
      </text:list>
      <text:p text:style-name="P18"><text:span text:style-name="T9"><text:tab/><text:tab/><text:tab/></text:span><text:span text:style-name="T7">功能名</text:span><text:span text:style-name="T13">7:查看说明</text:span><text:span text:style-name="T7"> 功能类型:和现系统差不多即可</text:span></text:p>
      <text:p text:style-name="P25"><text:tab/><text:tab/>导航<text:span text:style-name="T37">名_6</text:span>:项目部门工作范围 </text:p>
      <text:p text:style-name="P1"><text:tab/><text:tab/><text:tab/>功能名称<text:span text:style-name="T33">1:列表 功能类型:网格</text:span></text:p>
      <text:list xml:id="list8681580457622871457" text:style-name="L19">
        <text:list-item>
          <text:p text:style-name="P81"><text:bookmark-start text:name="__DdeLink__1793_833612100"/>字段名称:方向</text:p>
        </text:list-item>
        <text:list-item>
          <text:p text:style-name="P81">字段名称:科目</text:p>
        </text:list-item>
        <text:list-item>
          <text:p text:style-name="P82">字段名称:专业分类</text:p>
        </text:list-item>
        <text:list-item>
          <text:p text:style-name="P82">字段名称:工作范围</text:p>
        </text:list-item>
        <text:list-item>
          <text:p text:style-name="P82">字段名称:工作界面<text:span text:style-name="T33">(节点)</text:span><text:bookmark-end text:name="__DdeLink__1793_833612100"/></text:p>
        </text:list-item>
      </text:list>
      <text:p text:style-name="P10"><text:tab/><text:tab/><text:tab/>功能名称<text:span text:style-name="T33">2:添加 功能类型:编辑</text:span></text:p>
      <text:list xml:id="list49520484152278171" text:style-name="L20">
        <text:list-item>
          <text:p text:style-name="P83">字段名称:方向 <text:span text:style-name="T26"><text:s/>标签类型:单选下拉框 必填 </text:span></text:p>
        </text:list-item>
        <text:list-item>
          <text:p text:style-name="P83">字段名称:科目<text:span text:style-name="T26"> 标签类型:单选下拉框 必填 </text:span></text:p>
        </text:list-item>
        <text:list-item>
          <text:p text:style-name="P83">字段名称:专业分类<text:span text:style-name="T26"> 标签类型:单选下拉框 必填 </text:span></text:p>
        </text:list-item>
        <text:list-item>
          <text:p text:style-name="P83">字段名称:工作范围 <text:span text:style-name="T26">标签类型:文本框 必填</text:span></text:p>
        </text:list-item>
        <text:list-item>
          <text:p text:style-name="P84">字段名称:工作界面<text:span text:style-name="T33">(节点) </text:span><text:span text:style-name="T26">标签类型:文本框 非必填</text:span></text:p>
        </text:list-item>
      </text:list>
      <text:p text:style-name="P11"><text:tab/><text:tab/><text:tab/>功能名称<text:span text:style-name="T34">3:编辑 功能类型:编辑</text:span></text:p>
      <text:list xml:id="list8941307637381966551" text:style-name="L21">
        <text:list-item>
          <text:p text:style-name="P97">字段名称:方向 <text:span text:style-name="T26"><text:s/>标签类型:单选下拉框 必填 </text:span></text:p>
        </text:list-item>
        <text:list-item>
          <text:p text:style-name="P97">字段名称:科目<text:span text:style-name="T26"> 标签类型:单选下拉框 必填 </text:span></text:p>
        </text:list-item>
        <text:list-item>
          <text:p text:style-name="P97">字段名称:专业分类<text:span text:style-name="T26"> 标签类型:单选下拉框 必填 </text:span></text:p>
        </text:list-item>
        <text:list-item>
          <text:p text:style-name="P97">字段名称:工作范围 <text:span text:style-name="T26">标签类型:文本框 必填</text:span></text:p>
        </text:list-item>
        <text:list-item>
          <text:p text:style-name="P85"><text:span text:style-name="T26">字段名称:工作界面</text:span><text:span text:style-name="T30">(节点) </text:span><text:span text:style-name="T26">标签类型:文本框 非必填</text:span></text:p>
        </text:list-item>
      </text:list>
      <text:p text:style-name="P11"><text:span text:style-name="T26"><text:tab/><text:tab/><text:tab/>功能名称</text:span><text:span text:style-name="T30">4</text:span><text:span text:style-name="T29">:删除 功能类型:编辑</text:span></text:p>
      <text:p text:style-name="P16"><text:span text:style-name="T29"><text:tab/><text:tab/><text:tab/><text:tab/></text:span><text:span text:style-name="T26">提示:是否确认删除该记录</text:span></text:p>
      <text:p text:style-name="P16"><text:span text:style-name="T26"><text:tab/><text:tab/><text:tab/>功能名称</text:span><text:span text:style-name="T30">5</text:span><text:span text:style-name="T29">:关闭 功能类型:编辑</text:span></text:p>
      <text:p text:style-name="P16"><text:span text:style-name="T8"><text:tab/><text:tab/><text:tab/></text:span><text:span text:style-name="T9">功能名称</text:span><text:span text:style-name="T10">6</text:span><text:span text:style-name="T8">:重启 功能类型:编辑</text:span></text:p>
      <text:p text:style-name="P25"><text:span text:style-name="T8"><text:tab/><text:tab/>导航</text:span><text:span text:style-name="T20">名_</text:span><text:span text:style-name="T11">7:操作类型</text:span></text:p>
      <text:p text:style-name="P12"><text:tab/><text:tab/><text:tab/>功能名1:列表 功能类型:网格</text:p>
      <text:list xml:id="list4005834671281017615" text:style-name="L22">
        <text:list-item>
          <text:p text:style-name="P86">字段名称:名称</text:p>
        </text:list-item>
        <text:list-item>
          <text:p text:style-name="P86">字段名称:描述</text:p>
        </text:list-item>
        <text:list-item>
          <text:p text:style-name="P86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2770450555620928112" text:style-name="L23">
        <text:list-item>
          <text:p text:style-name="P98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98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1663722337411098187" text:style-name="L24">
        <text:list-item>
          <text:p text:style-name="P99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99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9"><text:tab/><text:tab/><text:tab/><text:tab/></text:span><text:span text:style-name="T26">提示:是否确认删除该记录</text:span></text:p>
      <text:p text:style-name="P17"><text:span text:style-name="T26"><text:tab/><text:tab/><text:tab/>功能名称</text:span><text:span text:style-name="T30">5</text:span><text:span text:style-name="T29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5"><text:tab/><text:tab/><text:span text:style-name="T8">导航</text:span><text:span text:style-name="T20">名_</text:span><text:span text:style-name="T12">8</text:span><text:span text:style-name="T11">:角度</text:span></text:p>
      <text:p text:style-name="P13"><text:soft-page-break/><text:tab/><text:tab/><text:tab/>功能名1:列表 功能类型:网格</text:p>
      <text:list xml:id="list4615948767267749607" text:style-name="L25">
        <text:list-item>
          <text:p text:style-name="P87">字段名称:名称</text:p>
        </text:list-item>
        <text:list-item>
          <text:p text:style-name="P87">字段名称:描述</text:p>
        </text:list-item>
        <text:list-item>
          <text:p text:style-name="P87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47492131053295769" text:style-name="L26">
        <text:list-item>
          <text:p text:style-name="P100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00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781718080039052109" text:style-name="L27">
        <text:list-item>
          <text:p text:style-name="P101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01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9"><text:tab/><text:tab/><text:tab/><text:tab/></text:span><text:span text:style-name="T26">提示:是否确认删除该记录</text:span></text:p>
      <text:p text:style-name="P17"><text:span text:style-name="T26"><text:tab/><text:tab/><text:tab/>功能名称</text:span><text:span text:style-name="T30">5</text:span><text:span text:style-name="T29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5"><text:tab/><text:tab/><text:span text:style-name="T8">导航</text:span><text:span text:style-name="T20">名_</text:span><text:span text:style-name="T12">9</text:span><text:span text:style-name="T11">:维度</text:span></text:p>
      <text:p text:style-name="P13"><text:tab/><text:tab/><text:tab/>功能名1:列表 功能类型:网格</text:p>
      <text:list xml:id="list3134872032491062841" text:style-name="L28">
        <text:list-item>
          <text:p text:style-name="P88">字段名称:名称</text:p>
        </text:list-item>
        <text:list-item>
          <text:p text:style-name="P88">字段名称:描述</text:p>
        </text:list-item>
        <text:list-item>
          <text:p text:style-name="P88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2523498925112051397" text:style-name="L29">
        <text:list-item>
          <text:p text:style-name="P102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02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1911979425514540339" text:style-name="L30">
        <text:list-item>
          <text:p text:style-name="P103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03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9"><text:tab/><text:tab/><text:tab/><text:tab/></text:span><text:span text:style-name="T26">提示:是否确认删除该记录</text:span></text:p>
      <text:p text:style-name="P17"><text:span text:style-name="T26"><text:tab/><text:tab/><text:tab/>功能名称</text:span><text:span text:style-name="T30">5</text:span><text:span text:style-name="T29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5"><text:tab/><text:tab/><text:span text:style-name="T8">导航</text:span><text:span text:style-name="T20">名_</text:span><text:span text:style-name="T12">10</text:span><text:span text:style-name="T11">:分类</text:span></text:p>
      <text:p text:style-name="P13"><text:tab/><text:tab/><text:tab/>功能名1:列表 功能类型:网格</text:p>
      <text:list xml:id="list1212940923175764981" text:style-name="L31">
        <text:list-item>
          <text:p text:style-name="P89">字段名称:名称</text:p>
        </text:list-item>
        <text:list-item>
          <text:p text:style-name="P89">字段名称:描述</text:p>
        </text:list-item>
        <text:list-item>
          <text:p text:style-name="P89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5845966073395983594" text:style-name="L32">
        <text:list-item>
          <text:p text:style-name="P104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04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7432386706570229015" text:style-name="L33">
        <text:list-item>
          <text:p text:style-name="P105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05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9"><text:tab/><text:tab/><text:tab/><text:tab/></text:span><text:span text:style-name="T26">提示:是否确认删除该记录</text:span></text:p>
      <text:p text:style-name="P17"><text:span text:style-name="T26"><text:tab/><text:tab/><text:tab/>功能名称</text:span><text:span text:style-name="T30">5</text:span><text:span text:style-name="T29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5"><text:tab/><text:tab/><text:span text:style-name="T8">导航</text:span><text:span text:style-name="T20">名_</text:span><text:span text:style-name="T12">11</text:span><text:span text:style-name="T11">:体现类别</text:span></text:p>
      <text:p text:style-name="P13"><text:tab/><text:tab/><text:tab/>功能名1:列表 功能类型:网格</text:p>
      <text:list xml:id="list372670925068983719" text:style-name="L34">
        <text:list-item>
          <text:p text:style-name="P46"><text:soft-page-break/>字段名称:分类</text:p>
        </text:list-item>
        <text:list-item>
          <text:p text:style-name="P90">字段名称:名称</text:p>
        </text:list-item>
        <text:list-item>
          <text:p text:style-name="P90">字段名称:描述</text:p>
        </text:list-item>
        <text:list-item>
          <text:p text:style-name="P90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7443611275946792556" text:style-name="L35">
        <text:list-item>
          <text:p text:style-name="P47">字段名称:分类 字段类型:单选框 必填</text:p>
        </text:list-item>
        <text:list-item>
          <text:p text:style-name="P106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06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1138874920209661757" text:style-name="L36">
        <text:list-item>
          <text:p text:style-name="P48">字段名称:分类 字段类型:单选框 必填</text:p>
        </text:list-item>
        <text:list-item>
          <text:p text:style-name="P107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07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9"><text:tab/><text:tab/><text:tab/><text:tab/></text:span><text:span text:style-name="T26">提示:是否确认删除该记录</text:span></text:p>
      <text:p text:style-name="P17"><text:span text:style-name="T26"><text:tab/><text:tab/><text:tab/>功能名称</text:span><text:span text:style-name="T30">5</text:span><text:span text:style-name="T29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5"><text:tab/><text:tab/>导航<text:span text:style-name="T37">名_12:岗位说明</text:span></text:p>
      <text:p text:style-name="P17"><text:tab/><text:tab/><text:tab/>功能名<text:span text:style-name="T35">1:列表 功能类型:网格</text:span></text:p>
      <text:list xml:id="list198886299994805151" text:style-name="L37">
        <text:list-item>
          <text:p text:style-name="P108">字段名称:编号</text:p>
        </text:list-item>
        <text:list-item>
          <text:p text:style-name="P109">字段名称:岗位编号</text:p>
        </text:list-item>
        <text:list-item>
          <text:p text:style-name="P78">字段名称:岗位名称</text:p>
        </text:list-item>
        <text:list-item>
          <text:p text:style-name="P78">字段名称:岗位层级</text:p>
        </text:list-item>
        <text:list-item>
          <text:p text:style-name="P78">字段名称:所属体系</text:p>
        </text:list-item>
        <text:list-item>
          <text:p text:style-name="P78">字段名称:所属部门</text:p>
        </text:list-item>
        <text:list-item>
          <text:p text:style-name="P78">字段名称:所属人员池</text:p>
        </text:list-item>
        <text:list-item>
          <text:p text:style-name="P78">字段名称:编制</text:p>
        </text:list-item>
        <text:list-item>
          <text:p text:style-name="P78">字段名称:直接上级</text:p>
        </text:list-item>
        <text:list-item>
          <text:p text:style-name="P78">字段名称:角度</text:p>
        </text:list-item>
        <text:list-item>
          <text:p text:style-name="P78">字段名称:维度</text:p>
        </text:list-item>
        <text:list-item>
          <text:p text:style-name="P78">字段名称:分类</text:p>
        </text:list-item>
        <text:list-item>
          <text:p text:style-name="P78">字段名称:体现类别</text:p>
        </text:list-item>
        <text:list-item>
          <text:p text:style-name="P78">字段名称:操作类型</text:p>
        </text:list-item>
        <text:list-item>
          <text:p text:style-name="P78">字段名称:工作描述</text:p>
        </text:list-item>
        <text:list-item>
          <text:p text:style-name="P78">字段名称:对应功能</text:p>
        </text:list-item>
        <text:list-item>
          <text:p text:style-name="P78">字段名称:工作时间/频率</text:p>
        </text:list-item>
        <text:list-item>
          <text:p text:style-name="P78">字段名称:工作时间节点</text:p>
        </text:list-item>
        <text:list-item>
          <text:p text:style-name="P78">字段名称:输出结果</text:p>
        </text:list-item>
      </text:list>
      <text:p text:style-name="P20"><text:tab/><text:tab/><text:tab/>功能名2:添加 功能类型:编辑</text:p>
      <text:list xml:id="list6582232450027991393" text:style-name="L38">
        <text:list-item>
          <text:p text:style-name="P79">字段名称:所属部门 <text:span text:style-name="T26"><text:s/>标签类型:单选下拉框 必填 </text:span></text:p>
        </text:list-item>
        <text:list-item>
          <text:p text:style-name="P79">字段名称:所属体系 <text:span text:style-name="T26"><text:s/>标签类型:单选下拉框 必填 </text:span></text:p>
        </text:list-item>
        <text:list-item>
          <text:p text:style-name="P79">字段名称:岗位<text:span text:style-name="T9"> <text:s/>标签类型:单选下拉框 必填 </text:span></text:p>
        </text:list-item>
        <text:list-item>
          <text:p text:style-name="P79">字段名称:角度 <text:span text:style-name="T10"><text:s/></text:span><text:span text:style-name="T9">标签类型:单选下拉框 必填</text:span></text:p>
        </text:list-item>
        <text:list-item>
          <text:p text:style-name="P79">字段名称:维度 <text:span text:style-name="T10"><text:s/></text:span><text:span text:style-name="T9">标签类型:单选下拉框 必填</text:span></text:p>
        </text:list-item>
        <text:list-item>
          <text:p text:style-name="P51"><text:bookmark-start text:name="__DdeLink__1788_833612100"/>字段名称:体现类别 <text:span text:style-name="T10"><text:s/></text:span><text:span text:style-name="T9">标签类型:单选下拉框 必填</text:span><text:bookmark-end text:name="__DdeLink__1788_833612100"/></text:p>
        </text:list-item>
        <text:list-item>
          <text:p text:style-name="P79">字段名称:操作类型 <text:span text:style-name="T10"><text:s/></text:span><text:span text:style-name="T9">标签类型:多选下拉框 必填</text:span></text:p>
        </text:list-item>
        <text:list-item>
          <text:p text:style-name="P79">字段名称:工作描述 <text:span text:style-name="T10"><text:s/></text:span><text:span text:style-name="T9">标签类型:文本框 必填</text:span></text:p>
        </text:list-item>
        <text:list-item>
          <text:p text:style-name="P79"><text:soft-page-break/>字段名称:对应功能 <text:span text:style-name="T10"><text:s/></text:span><text:span text:style-name="T9">标签类型:多选下拉框 必填</text:span></text:p>
        </text:list-item>
        <text:list-item>
          <text:p text:style-name="P79">字段名称:工作时间/频率 <text:span text:style-name="T10"><text:s/></text:span><text:span text:style-name="T9">标签类型:文本框 必填</text:span></text:p>
        </text:list-item>
        <text:list-item>
          <text:p text:style-name="P79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79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79">字段名称:输出结果 <text:span text:style-name="T10"><text:s/></text:span><text:span text:style-name="T9">标签类型:文本框 非必填</text:span></text:p>
        </text:list-item>
      </text:list>
      <text:p text:style-name="P18"><text:span text:style-name="T9"><text:tab/><text:tab/><text:tab/></text:span><text:span text:style-name="T7">功能名</text:span><text:span text:style-name="T13">3:</text:span><text:span text:style-name="T7">编辑 功能类型:编辑</text:span></text:p>
      <text:list xml:id="list5800424415223986685" text:style-name="L39">
        <text:list-item>
          <text:p text:style-name="P110"><text:span text:style-name="T36">字段名称:所属部门 </text:span><text:span text:style-name="T26"><text:s/>标签类型:单选下拉框 必填 </text:span></text:p>
        </text:list-item>
        <text:list-item>
          <text:p text:style-name="P80">字段名称:所属体系 <text:span text:style-name="T26"><text:s/>标签类型:单选下拉框 必填 </text:span></text:p>
        </text:list-item>
        <text:list-item>
          <text:p text:style-name="P80">字段名称:岗位<text:span text:style-name="T9"> <text:s/>标签类型:单选下拉框 必填 </text:span></text:p>
        </text:list-item>
        <text:list-item>
          <text:p text:style-name="P80">字段名称:角度 <text:span text:style-name="T10"><text:s/></text:span><text:span text:style-name="T9">标签类型:单选下拉框 必填</text:span></text:p>
        </text:list-item>
        <text:list-item>
          <text:p text:style-name="P80">字段名称:维度 <text:span text:style-name="T10"><text:s/></text:span><text:span text:style-name="T9">标签类型:单选下拉框 必填</text:span></text:p>
        </text:list-item>
        <text:list-item>
          <text:p text:style-name="P52"><text:span text:style-name="T9">字段名称:体现类别 </text:span><text:span text:style-name="T10"><text:s/></text:span><text:span text:style-name="T9">标签类型:单选下拉框 必填</text:span></text:p>
        </text:list-item>
        <text:list-item>
          <text:p text:style-name="P80">字段名称:操作类型 <text:span text:style-name="T10"><text:s/></text:span><text:span text:style-name="T9">标签类型:多选下拉框 必填</text:span></text:p>
        </text:list-item>
        <text:list-item>
          <text:p text:style-name="P80">字段名称:工作描述 <text:span text:style-name="T10"><text:s/></text:span><text:span text:style-name="T9">标签类型:文本框 必填</text:span></text:p>
        </text:list-item>
        <text:list-item>
          <text:p text:style-name="P80">字段名称:对应功能 <text:span text:style-name="T10"><text:s/></text:span><text:span text:style-name="T9">标签类型:多选下拉框 必填</text:span></text:p>
        </text:list-item>
        <text:list-item>
          <text:p text:style-name="P80">字段名称:工作时间/频率 <text:span text:style-name="T10"><text:s/></text:span><text:span text:style-name="T9">标签类型:文本框 必填</text:span></text:p>
        </text:list-item>
        <text:list-item>
          <text:p text:style-name="P80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80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80"><text:span text:style-name="T9">字段名称:输出结果 </text:span><text:span text:style-name="T10"><text:s/></text:span><text:span text:style-name="T9">标签类型:文本框 非必填</text:span></text:p>
        </text:list-item>
      </text:list>
      <text:p text:style-name="P19"><text:span text:style-name="T9"><text:tab/><text:tab/><text:tab/>功能名称</text:span><text:span text:style-name="T10">4</text:span><text:span text:style-name="T8">:删除 功能类型:编辑</text:span></text:p>
      <text:p text:style-name="P19"><text:span text:style-name="T8"><text:tab/><text:tab/><text:tab/><text:tab/></text:span><text:span text:style-name="T9">提示:是否确认删除该记录</text:span></text:p>
      <text:p text:style-name="P19"><text:span text:style-name="T9"><text:tab/><text:tab/><text:tab/>功能名称</text:span><text:span text:style-name="T14">5:我的岗位 功能类型:(和岗位里的查看说明一个效果)</text:span></text:p>
      <text:p text:style-name="P19"><text:span text:style-name="T9"><text:tab/><text:tab/>导航下拉条</text:span><text:span text:style-name="T14">13:岗位工作明细</text:span></text:p>
      <text:p text:style-name="P14"><text:tab/><text:tab/><text:tab/>功能名称1:列表 功能类型:网格</text:p>
      <text:list xml:id="list5345566965613725565" text:style-name="L40">
        <text:list-item>
          <text:p text:style-name="P91">字段名称:体系</text:p>
        </text:list-item>
        <text:list-item>
          <text:p text:style-name="P91">字段名称:项目组/部门</text:p>
        </text:list-item>
        <text:list-item>
          <text:p text:style-name="P92">字段名称:层级</text:p>
        </text:list-item>
        <text:list-item>
          <text:p text:style-name="P92">字段名称:资源池</text:p>
        </text:list-item>
        <text:list-item>
          <text:p text:style-name="P92">字段名称:模块</text:p>
        </text:list-item>
        <text:list-item>
          <text:p text:style-name="P92">字段名称:岗位</text:p>
        </text:list-item>
        <text:list-item>
          <text:p text:style-name="P92">字段名称:角度</text:p>
        </text:list-item>
        <text:list-item>
          <text:p text:style-name="P92">字段名称:维度</text:p>
        </text:list-item>
        <text:list-item>
          <text:p text:style-name="P92">字段名称:分类</text:p>
        </text:list-item>
        <text:list-item>
          <text:p text:style-name="P92">字段名称:体现类型</text:p>
        </text:list-item>
        <text:list-item>
          <text:p text:style-name="P92">字段名称:操作类型</text:p>
        </text:list-item>
        <text:list-item>
          <text:p text:style-name="P92">字段名称:汇报时间</text:p>
        </text:list-item>
        <text:list-item>
          <text:p text:style-name="P92">字段名称:汇报形式</text:p>
        </text:list-item>
        <text:list-item>
          <text:p text:style-name="P92">字段名称:汇报内容描述</text:p>
        </text:list-item>
        <text:list-item>
          <text:p text:style-name="P92">字段名称:公示内容</text:p>
        </text:list-item>
        <text:list-item>
          <text:p text:style-name="P92">字段名称:包含的附件</text:p>
        </text:list-item>
        <text:list-item>
          <text:p text:style-name="P92">字段名称:是否有模板</text:p>
        </text:list-item>
        <text:list-item>
          <text:p text:style-name="P92">字段名称:存储位置</text:p>
        </text:list-item>
        <text:list-item>
          <text:p text:style-name="P92">字段名称:经验总结</text:p>
        </text:list-item>
        <text:list-item>
          <text:p text:style-name="P92">字段名称:联系方式</text:p>
        </text:list-item>
      </text:list>
      <text:p text:style-name="P22"><text:span text:style-name="T14"><text:tab/><text:tab/><text:tab/>功能名称</text:span><text:span text:style-name="T15">2:添加 功能类型:编辑</text:span></text:p>
      <text:list xml:id="list1927830660753217546" text:style-name="L41">
        <text:list-item>
          <text:p text:style-name="P111"><text:span text:style-name="T14">字段名称:</text:span><text:span text:style-name="T16">岗位说明书</text:span><text:span text:style-name="T10"> </text:span><text:span text:style-name="T9">标签类型:单选下拉框 必填</text:span></text:p>
        </text:list-item>
        <text:list-item>
          <text:p text:style-name="P111"><text:soft-page-break/><text:span text:style-name="T14">字段名称:工作说明 </text:span><text:span text:style-name="T10"><text:s/></text:span><text:span text:style-name="T9">标签类型:单选下拉框 必填</text:span></text:p>
        </text:list-item>
        <text:list-item>
          <text:p text:style-name="P112"><text:span text:style-name="T14">字段名称:汇报时间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2"><text:span text:style-name="T14">字段名称:汇报形式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2"><text:span text:style-name="T14">字段名称:汇报内容描述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2"><text:span text:style-name="T14">字段名称:公示内容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2"><text:span text:style-name="T14">字段名称:包含的附件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2"><text:span text:style-name="T14">字段名称:是否有模板</text:span><text:span text:style-name="T7"> </text:span><text:span text:style-name="T10"><text:s/></text:span><text:span text:style-name="T9">标签类型:开关按钮 必填</text:span></text:p>
        </text:list-item>
        <text:list-item>
          <text:p text:style-name="P112"><text:span text:style-name="T14">字段名称:存储位置</text:span><text:span text:style-name="T7"> </text:span><text:span text:style-name="T10"><text:s/></text:span><text:span text:style-name="T9">标签类型:文本框 非必填</text:span></text:p>
        </text:list-item>
        <text:list-item>
          <text:p text:style-name="P112"><text:span text:style-name="T14">字段名称:经验总结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2"><text:span text:style-name="T14">字段名称:联系方式</text:span><text:span text:style-name="T7"> </text:span><text:span text:style-name="T10"><text:s/></text:span><text:span text:style-name="T9">标签类型:文本框 必填</text:span></text:p>
        </text:list-item>
      </text:list>
      <text:p text:style-name="P22"><text:span text:style-name="T9"><text:tab/><text:tab/><text:tab/></text:span><text:span text:style-name="T14">功能名称</text:span><text:span text:style-name="T16">3:</text:span><text:span text:style-name="T15">编辑 功能类型:编辑</text:span></text:p>
      <text:list xml:id="list5994874306265631303" text:style-name="L42">
        <text:list-item>
          <text:p text:style-name="P114"><text:span text:style-name="T14">字段名称:</text:span><text:span text:style-name="T16">岗位</text:span><text:span text:style-name="T10"> </text:span><text:span text:style-name="T9">标签类型:单选下拉框 必填</text:span></text:p>
        </text:list-item>
        <text:list-item>
          <text:p text:style-name="P114"><text:span text:style-name="T14">字段名称:工作说明 </text:span><text:span text:style-name="T10"><text:s/></text:span><text:span text:style-name="T9">标签类型:单选下拉框 必填</text:span></text:p>
        </text:list-item>
        <text:list-item>
          <text:p text:style-name="P113"><text:span text:style-name="T14">字段名称:汇报时间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3"><text:span text:style-name="T14">字段名称:汇报形式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3"><text:span text:style-name="T14">字段名称:汇报内容描述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3"><text:span text:style-name="T14">字段名称:公示内容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3"><text:span text:style-name="T14">字段名称:包含的附件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3"><text:span text:style-name="T14">字段名称:是否有模板</text:span><text:span text:style-name="T7"> </text:span><text:span text:style-name="T10"><text:s/></text:span><text:span text:style-name="T9">标签类型:开关按钮 必填</text:span></text:p>
        </text:list-item>
        <text:list-item>
          <text:p text:style-name="P113"><text:span text:style-name="T14">字段名称:存储位置</text:span><text:span text:style-name="T7"> </text:span><text:span text:style-name="T10"><text:s/></text:span><text:span text:style-name="T9">标签类型:文本框 非必填</text:span></text:p>
        </text:list-item>
        <text:list-item>
          <text:p text:style-name="P113"><text:span text:style-name="T14">字段名称:经验总结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13"><text:span text:style-name="T14">字段名称:联系方式</text:span><text:span text:style-name="T9"> </text:span><text:span text:style-name="T10"><text:s/></text:span><text:span text:style-name="T9">标签类型:文本框 必填</text:span></text:p>
        </text:list-item>
      </text:list>
      <text:p text:style-name="P23"><text:span text:style-name="T9"><text:tab/><text:tab/><text:tab/>功能名称</text:span><text:span text:style-name="T10">4</text:span><text:span text:style-name="T8">:删除 功能类型:编辑</text:span></text:p>
      <text:p text:style-name="P23"><text:span text:style-name="T8"><text:tab/><text:tab/><text:tab/><text:tab/></text:span><text:span text:style-name="T9">提示:是否确认删除该记录</text:span></text:p>
      <text:p text:style-name="P23"><text:span text:style-name="T9"><text:tab/><text:tab/>导航下拉条</text:span><text:span text:style-name="T18">14:人员构成</text:span></text:p>
      <text:p text:style-name="P15"><text:tab/><text:tab/><text:tab/>功能名称1:列表 功能类型:网格</text:p>
      <text:list xml:id="list7775628399476880826" text:style-name="L43">
        <text:list-item>
          <text:p text:style-name="P93">字段名称:员工编号</text:p>
        </text:list-item>
        <text:list-item>
          <text:p text:style-name="P93">字段名称:员工</text:p>
        </text:list-item>
        <text:list-item>
          <text:p text:style-name="P93">字段名称:体系</text:p>
        </text:list-item>
        <text:list-item>
          <text:p text:style-name="P94">字段名称:所属地区</text:p>
        </text:list-item>
        <text:list-item>
          <text:p text:style-name="P93">字段名称:项目组/部门</text:p>
        </text:list-item>
        <text:list-item>
          <text:p text:style-name="P93">字段名称:岗位</text:p>
        </text:list-item>
        <text:list-item>
          <text:p text:style-name="P93">字段名称:岗位层级</text:p>
        </text:list-item>
        <text:list-item>
          <text:p text:style-name="P93">字段名称:模块</text:p>
        </text:list-item>
        <text:list-item>
          <text:p text:style-name="P93">字段名称:岗位名称</text:p>
        </text:list-item>
        <text:list-item>
          <text:p text:style-name="P93">字段名称:岗位编号</text:p>
        </text:list-item>
        <text:list-item>
          <text:p text:style-name="P93">字段名称:状态</text:p>
        </text:list-item>
      </text:list>
      <text:p text:style-name="P15"><text:tab/><text:tab/><text:tab/>功能名称2:添加 功能类型:编辑</text:p>
      <text:list xml:id="list7568411853202340019" text:style-name="L44">
        <text:list-item>
          <text:p text:style-name="P115"><text:span text:style-name="T18">字段名称:体系 </text:span><text:span text:style-name="T9">标签类型:单选下拉框 必填 </text:span></text:p>
        </text:list-item>
        <text:list-item>
          <text:p text:style-name="P115"><text:span text:style-name="T18">字段名称:项目组/部门 </text:span><text:span text:style-name="T9">标签类型:单选下拉框 必填</text:span></text:p>
        </text:list-item>
        <text:list-item>
          <text:p text:style-name="P115"><text:span text:style-name="T18">字段名称:岗位 </text:span><text:span text:style-name="T9">标签类型:单选下拉框 必填 </text:span><text:span text:style-name="T19">(根据部门和体系获取岗位)</text:span></text:p>
        </text:list-item>
        <text:list-item>
          <text:p text:style-name="P115"><text:span text:style-name="T18">字段名称:编号 </text:span><text:span text:style-name="T17"><text:s/></text:span><text:span text:style-name="T10"><text:s/></text:span><text:span text:style-name="T9">标签类型:文本框 必填</text:span></text:p>
        </text:list-item>
        <text:list-item>
          <text:p text:style-name="P115"><text:span text:style-name="T18">字段名称:员工姓名</text:span><text:span text:style-name="T17"> </text:span><text:span text:style-name="T10"><text:s/></text:span><text:span text:style-name="T9">标签类型:文本框 必填</text:span></text:p>
        </text:list-item>
      </text:list>
      <text:p text:style-name="P24"><text:span text:style-name="T18"><text:tab/><text:tab/><text:tab/>功能名称</text:span><text:span text:style-name="T19">3</text:span><text:span text:style-name="T18">:编辑 功能类型:编辑</text:span></text:p>
      <text:list xml:id="list7069848892330678635" text:style-name="L45">
        <text:list-item>
          <text:p text:style-name="P116"><text:span text:style-name="T18">字段名称:体系 </text:span><text:span text:style-name="T9">标签类型:单选下拉框 必填 </text:span></text:p>
        </text:list-item>
        <text:list-item>
          <text:p text:style-name="P116"><text:soft-page-break/><text:span text:style-name="T18">字段名称:项目组/部门 </text:span><text:span text:style-name="T9">标签类型:单选下拉框 必填</text:span></text:p>
        </text:list-item>
        <text:list-item>
          <text:p text:style-name="P116"><text:span text:style-name="T18">字段名称:岗位 </text:span><text:span text:style-name="T9">标签类型:单选下拉框 必填 </text:span><text:span text:style-name="T19">(根据部门和体系获取岗位)</text:span></text:p>
        </text:list-item>
        <text:list-item>
          <text:p text:style-name="P116"><text:span text:style-name="T18">字段名称:编号 </text:span><text:span text:style-name="T17"><text:s/></text:span><text:span text:style-name="T10"><text:s/></text:span><text:span text:style-name="T9">标签类型:文本框 必填</text:span></text:p>
        </text:list-item>
        <text:list-item>
          <text:p text:style-name="P116"><text:span text:style-name="T18">字段名称:员工姓名</text:span><text:span text:style-name="T17"> </text:span><text:span text:style-name="T10"><text:s/></text:span><text:span text:style-name="T9">标签类型:文本框 必填</text:span></text:p>
        </text:list-item>
      </text:list>
      <text:p text:style-name="P24"><text:span text:style-name="T8"><text:tab/><text:tab/><text:tab/></text:span><text:span text:style-name="T9">功能名称</text:span><text:span text:style-name="T10">4</text:span><text:span text:style-name="T8">:删除 功能类型:编辑</text:span></text:p>
      <text:p text:style-name="P24"><text:span text:style-name="T29"><text:tab/><text:tab/><text:tab/><text:tab/></text:span><text:span text:style-name="T26">提示:是否确认删除该记录</text:span></text:p>
      <text:p text:style-name="P24"><text:span text:style-name="T26"><text:tab/><text:tab/><text:tab/>功能名称</text:span><text:span text:style-name="T30">5</text:span><text:span text:style-name="T29">:关闭使用 功能类型:编辑</text:span></text:p>
      <text:p text:style-name="P24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4"><text:span text:style-name="T64">组</text:span><text:span text:style-name="T63">织（人员）构成</text:span></text:p>
      <text:p text:style-name="P95"/>
      <text:p text:style-name="P95"/>
      <text:p text:style-name="P96">修改：导航名修改：</text:p>
      <text:p text:style-name="P27"><text:span text:style-name="T8"><text:tab/><text:tab/>原来的‘用户职位’改为‘</text:span><text:bookmark-start text:name="__DdeLink__1910_321412044"/><text:span text:style-name="T46">组</text:span><text:span text:style-name="T43">织（人员）构成</text:span><text:bookmark-end text:name="__DdeLink__1910_321412044"/><text:span text:style-name="T8">’：</text:span></text:p>
      <text:p text:style-name="P96"><text:tab/><text:tab/><text:tab/>列表:</text:p>
      <text:p text:style-name="P27"><text:span text:style-name="T8"><text:tab/><text:tab/><text:tab/><text:tab/>字段：</text:span><text:span text:style-name="T65">员工名称</text:span></text:p>
      <text:p text:style-name="P27"><text:span text:style-name="T65"><text:tab/><text:tab/><text:tab/><text:tab/></text:span><text:bookmark-start text:name="__DdeLink__1868_321412044"/><text:span text:style-name="T65">字段：员工编号</text:span><text:bookmark-end text:name="__DdeLink__1868_321412044"/></text:p>
      <text:p text:style-name="P28"><text:span text:style-name="T65"><text:tab/><text:tab/><text:tab/><text:tab/></text:span><text:bookmark-start text:name="__DdeLink__1871_321412044"/><text:span text:style-name="T65">字段：体系编号</text:span><text:bookmark-end text:name="__DdeLink__1871_321412044"/></text:p>
      <text:p text:style-name="P28"><text:span text:style-name="T65"><text:tab/><text:tab/><text:tab/><text:tab/></text:span><text:bookmark-start text:name="__DdeLink__1873_321412044"/><text:span text:style-name="T65">字段：体系</text:span><text:bookmark-end text:name="__DdeLink__1873_321412044"/></text:p>
      <text:p text:style-name="P28"><text:span text:style-name="T65"><text:tab/><text:tab/><text:tab/><text:tab/></text:span><text:bookmark-start text:name="__DdeLink__1876_321412044"/><text:span text:style-name="T65">字段：所属地区</text:span><text:bookmark-end text:name="__DdeLink__1876_321412044"/></text:p>
      <text:p text:style-name="P28"><text:span text:style-name="T65"><text:tab/><text:tab/><text:tab/><text:tab/></text:span><text:bookmark-start text:name="__DdeLink__1879_321412044"/><text:span text:style-name="T65">字段：部门编号</text:span><text:bookmark-end text:name="__DdeLink__1879_321412044"/></text:p>
      <text:p text:style-name="P28"><text:span text:style-name="T65"><text:tab/><text:tab/><text:tab/><text:tab/>字段：项目组</text:span><text:span text:style-name="T69">/</text:span><text:span text:style-name="T65">部门</text:span></text:p>
      <text:p text:style-name="P28"><text:span text:style-name="T65"><text:tab/><text:tab/><text:tab/><text:tab/></text:span><text:bookmark-start text:name="__DdeLink__1886_321412044"/><text:span text:style-name="T65">字段：轮岗层级</text:span><text:bookmark-end text:name="__DdeLink__1886_321412044"/></text:p>
      <text:p text:style-name="P28"><text:span text:style-name="T65"><text:tab/><text:tab/><text:tab/><text:tab/></text:span><text:bookmark-start text:name="__DdeLink__1889_321412044"/><text:span text:style-name="T65">字段：岗位层级</text:span><text:bookmark-end text:name="__DdeLink__1889_321412044"/></text:p>
      <text:p text:style-name="P28"><text:span text:style-name="T65"><text:tab/><text:tab/><text:tab/><text:tab/></text:span><text:bookmark-start text:name="__DdeLink__1892_321412044"/><text:span text:style-name="T65">字段：模块</text:span><text:bookmark-end text:name="__DdeLink__1892_321412044"/></text:p>
      <text:p text:style-name="P117"><text:tab/><text:tab/><text:tab/><text:tab/>字段：岗位名称</text:p>
      <text:p text:style-name="P28"><text:span text:style-name="T65"><text:tab/><text:tab/><text:tab/><text:tab/></text:span><text:bookmark-start text:name="__DdeLink__1898_321412044"/><text:span text:style-name="T65">字段：岗位编号</text:span><text:bookmark-end text:name="__DdeLink__1898_321412044"/></text:p>
      <text:p text:style-name="P28"><text:span text:style-name="T65"><text:tab/><text:tab/><text:tab/><text:tab/></text:span><text:bookmark-start text:name="__DdeLink__1901_321412044"/><text:span text:style-name="T65">字段：担任状态</text:span><text:bookmark-end text:name="__DdeLink__1901_321412044"/></text:p>
      <text:p text:style-name="P28"><text:span text:style-name="T65"><text:tab/><text:tab/><text:tab/><text:tab/></text:span><text:bookmark-start text:name="__DdeLink__1904_321412044"/><text:span text:style-name="T65">字段：是否为代理岗位</text:span><text:bookmark-end text:name="__DdeLink__1904_321412044"/></text:p>
      <text:p text:style-name="P117"><text:tab/><text:tab/><text:tab/><text:tab/>字段：代理类型</text:p>
      <text:p text:style-name="P117"/>
      <text:p text:style-name="P117"><text:tab/><text:tab/><text:tab/>添加，编辑：</text:p>
      <text:p text:style-name="P117"><text:tab/><text:tab/><text:tab/><text:tab/>字段：姓名 <text:s text:c="4"/>（传userid） <text:s text:c="2"/>下拉框，必填</text:p>
      <text:p text:style-name="P117"><text:tab/><text:tab/><text:tab/><text:tab/>字段：人员状态 <text:s text:c="3"/>下拉框（枚举，看api），必填</text:p>
      <text:p text:style-name="P28"><text:span text:style-name="T65"><text:tab/><text:tab/><text:tab/><text:tab/></text:span><text:span text:style-name="T84">以下字段为一组一组地添加</text:span><text:span text:style-name="T85">：（可添加一组，可减去一组）</text:span></text:p>
      <text:p text:style-name="P117"><text:tab/><text:tab/><text:tab/><text:tab/>字段：轮岗层级 <text:s text:c="5"/>文本框，必填</text:p>
      <text:p text:style-name="P117"><text:tab/><text:tab/><text:tab/><text:tab/>字段：担任状态 <text:s/>下拉框（主职，兼任） 必填</text:p>
      <text:p text:style-name="P117"><text:tab/><text:tab/><text:tab/><text:tab/>字段：是否为代理岗位 <text:s text:c="3"/>下拉，必填</text:p>
      <text:p text:style-name="P28"><text:span text:style-name="T65"><text:tab/><text:tab/><text:tab/><text:tab/></text:span><text:bookmark-start text:name="__DdeLink__1907_321412044"/><text:span text:style-name="T65">字段：代理类型 </text:span><text:bookmark-end text:name="__DdeLink__1907_321412044"/><text:span text:style-name="T65"><text:s text:c="4"/>下拉（枚举） <text:s/>（注意：该字段选了</text:span><text:span text:style-name="T80">‘是’</text:span><text:span text:style-name="T65">才显示，且必填，选了</text:span><text:span text:style-name="T80">否</text:span><text:span text:style-name="T53">不显示，且不用填</text:span><text:span text:style-name="T65">） </text:span></text:p>
      <text:p text:style-name="P28"><text:span text:style-name="T65"><text:tab/><text:tab/><text:tab/><text:tab/> 字段：职位 <text:s/>（传职位id） <text:s text:c="2"/>下拉，必填 <text:s text:c="2"/></text:span><text:span text:style-name="T91">positiondetailuser/v1/departPositions <text:s text:c="2"/>注意样式</text:span><text:span text:style-name="T92">：</text:span><text:span text:style-name="T51">参</text:span><text:span text:style-name="T43">照 招标信息</text:span><text:span text:style-name="T52">-</text:span><text:span text:style-name="T43">业务方向科目</text:span><text:span text:style-name="T52">,</text:span><text:span text:style-name="T43">按部门</text:span><text:span text:style-name="T52">-</text:span><text:span text:style-name="T43">岗位显示选项</text:span></text:p>
      <text:p text:style-name="P132"/>
      <text:p text:style-name="P121"/>
      <text:p text:style-name="P117"/>
      <text:p text:style-name="P117"/>
      <text:p text:style-name="P117"/>
      <text:p text:style-name="P117"><text:tab/>加导航功能：</text:p>
      <text:p text:style-name="P29"><text:span text:style-name="T65"><text:tab/><text:tab/> </text:span><text:span text:style-name="T47">组织（人员）构成邮件发送：</text:span></text:p>
      <text:p text:style-name="P138"><text:soft-page-break/><text:tab/><text:tab/><text:tab/>列表：</text:p>
      <text:p text:style-name="P29"><text:span text:style-name="T47"><text:tab/><text:tab/><text:tab/><text:tab/></text:span><text:bookmark-start text:name="__DdeLink__1913_321412044"/><text:span text:style-name="T47">字段：</text:span><text:span text:style-name="T71">项目组</text:span><text:span text:style-name="T76">/</text:span><text:span text:style-name="T71">部门</text:span><text:bookmark-end text:name="__DdeLink__1913_321412044"/></text:p>
      <text:p text:style-name="P29"><text:span text:style-name="T47"><text:tab/><text:tab/><text:tab/><text:tab/></text:span><text:bookmark-start text:name="__DdeLink__1916_321412044"/><text:span text:style-name="T47">字段：</text:span><text:span text:style-name="T71">是否发送至本项目组所有人</text:span><text:bookmark-end text:name="__DdeLink__1916_321412044"/></text:p>
      <text:p text:style-name="P29"><text:span text:style-name="T71"><text:tab/><text:tab/><text:tab/><text:tab/></text:span><text:bookmark-start text:name="__DdeLink__1919_321412044"/><text:span text:style-name="T47">字段：</text:span><text:span text:style-name="T71">间隔类型</text:span><text:bookmark-end text:name="__DdeLink__1919_321412044"/></text:p>
      <text:p text:style-name="P29"><text:span text:style-name="T71"><text:tab/><text:tab/><text:tab/><text:tab/></text:span><text:bookmark-start text:name="__DdeLink__1922_321412044"/><text:span text:style-name="T47">字段：</text:span><text:span text:style-name="T71">间隔时长</text:span><text:bookmark-end text:name="__DdeLink__1922_321412044"/></text:p>
      <text:p text:style-name="P29"><text:span text:style-name="T71"><text:tab/><text:tab/><text:tab/><text:tab/></text:span><text:bookmark-start text:name="__DdeLink__1925_321412044"/><text:span text:style-name="T47">字段：</text:span><text:span text:style-name="T71">发送时间</text:span><text:bookmark-end text:name="__DdeLink__1925_321412044"/></text:p>
      <text:p text:style-name="P29"><text:span text:style-name="T71"><text:tab/><text:tab/><text:tab/><text:tab/></text:span><text:bookmark-start text:name="__DdeLink__1928_321412044"/><text:span text:style-name="T47">字段：</text:span><text:span text:style-name="T71">发送对象</text:span><text:bookmark-end text:name="__DdeLink__1928_321412044"/></text:p>
      <text:p text:style-name="P29"><text:span text:style-name="T71"><text:tab/><text:tab/><text:tab/><text:tab/></text:span><text:span text:style-name="T47">字段：</text:span><text:span text:style-name="T71">上次发送时间</text:span></text:p>
      <text:p text:style-name="P123"/>
      <text:p text:style-name="P123"><text:tab/><text:tab/>添加，编辑：</text:p>
      <text:p text:style-name="P29"><text:span text:style-name="T71"><text:tab/><text:tab/><text:tab/></text:span><text:bookmark-start text:name="__DdeLink__1931_321412044"/><text:span text:style-name="T71">字段：项目组</text:span><text:span text:style-name="T77">/</text:span><text:span text:style-name="T71">部门 <text:s text:c="3"/>下拉（多选），必填</text:span><text:bookmark-end text:name="__DdeLink__1931_321412044"/><text:span text:style-name="T71"> <text:s text:c="3"/></text:span><text:bookmark-start text:name="__DdeLink__2079_321412044"/><text:span text:style-name="T74">email/v1/depart</text:span><text:bookmark-end text:name="__DdeLink__2079_321412044"/></text:p>
      <text:p text:style-name="P29"><text:span text:style-name="T71"><text:tab/><text:tab/><text:tab/></text:span><text:bookmark-start text:name="__DdeLink__1934_321412044"/><text:span text:style-name="T71">字段：是否发送至本项目组所有人 <text:s text:c="2"/>下拉，必填</text:span><text:bookmark-end text:name="__DdeLink__1934_321412044"/></text:p>
      <text:p text:style-name="P29"><text:span text:style-name="T71"><text:tab/><text:tab/><text:tab/></text:span><text:bookmark-start text:name="__DdeLink__1937_321412044"/><text:span text:style-name="T71">字段：间隔类型 <text:s text:c="2"/>下拉（枚举），必填</text:span><text:bookmark-end text:name="__DdeLink__1937_321412044"/></text:p>
      <text:p text:style-name="P29"><text:span text:style-name="T71"><text:tab/><text:tab/><text:tab/></text:span><text:bookmark-start text:name="__DdeLink__1940_321412044"/><text:span text:style-name="T71">字段：间隔时长 <text:s/>数字框，必填</text:span><text:bookmark-end text:name="__DdeLink__1940_321412044"/></text:p>
      <text:p text:style-name="P29"><text:span text:style-name="T65"><text:tab/><text:tab/><text:tab/></text:span><text:bookmark-start text:name="__DdeLink__1943_321412044"/><text:span text:style-name="T71">字段：发送时间 <text:s/>时间框（具体到年月日，是分秒），必填</text:span><text:bookmark-end text:name="__DdeLink__1943_321412044"/></text:p>
      <text:p text:style-name="P34"><text:span text:style-name="T65"><text:tab/><text:tab/><text:tab/></text:span><text:span text:style-name="T71">字段：公邮 <text:s text:c="3"/>下拉框，多选，非必填 <text:s text:c="5"/></text:span><text:span text:style-name="T75">email/</text:span><text:span text:style-name="T74">v1/findThaw</text:span></text:p>
      <text:p text:style-name="P29"><text:span text:style-name="T71"><text:tab/><text:tab/><text:tab/>字段</text:span><text:span text:style-name="T72">：发送对象 <text:s text:c="2"/>下拉框，多选，非必填 <text:s text:c="2"/></text:span></text:p>
      <text:p text:style-name="P29"><text:span text:style-name="T72"><text:tab/><text:tab/><text:tab/><text:tab/></text:span><text:bookmark-start text:name="__DdeLink__2073_321412044"/><text:span text:style-name="T75">email/</text:span><text:bookmark-end text:name="__DdeLink__2073_321412044"/><text:span text:style-name="T75">v1/emails</text:span></text:p>
      <text:p text:style-name="P124"><text:tab/><text:tab/><text:tab/><text:tab/>以上两个字段：（实际传的参数是发送对象） </text:p>
      <text:p text:style-name="P124"><text:tab/><text:tab/><text:tab/><text:tab/></text:p>
      <text:p text:style-name="P124"><text:tab/><text:tab/>删除</text:p>
      <text:p text:style-name="P117"><text:tab/><text:tab/><text:tab/></text:p>
      <text:p text:style-name="P117"/>
      <text:p text:style-name="P28"><text:span text:style-name="T65">修改岗位导航</text:span><text:span text:style-name="T66">：</text:span></text:p>
      <text:p text:style-name="P28"><text:span text:style-name="T66"><text:tab/><text:tab/>列表：</text:span><text:span text:style-name="T67">（此列表不分页）</text:span></text:p>
      <text:p text:style-name="P28"><text:span text:style-name="T66"><text:tab/><text:tab/><text:tab/></text:span><text:bookmark-start text:name="__DdeLink__1946_321412044"/><text:span text:style-name="T66">字段：体系编号</text:span><text:bookmark-end text:name="__DdeLink__1946_321412044"/></text:p>
      <text:p text:style-name="P30"><text:span text:style-name="T66"><text:tab/><text:tab/><text:tab/></text:span><text:bookmark-start text:name="__DdeLink__1949_321412044"/><text:span text:style-name="T66">字段：体系</text:span><text:bookmark-end text:name="__DdeLink__1949_321412044"/></text:p>
      <text:p text:style-name="P30"><text:span text:style-name="T66"><text:tab/><text:tab/><text:tab/></text:span><text:bookmark-start text:name="__DdeLink__1952_321412044"/><text:span text:style-name="T66">字段：部门编号</text:span><text:bookmark-end text:name="__DdeLink__1952_321412044"/></text:p>
      <text:p text:style-name="P30"><text:span text:style-name="T66"><text:tab/><text:tab/><text:tab/></text:span><text:bookmark-start text:name="__DdeLink__1955_321412044"/><text:span text:style-name="T66">字段：项目组</text:span><text:span text:style-name="T70">/</text:span><text:span text:style-name="T66">部门</text:span><text:bookmark-end text:name="__DdeLink__1955_321412044"/></text:p>
      <text:p text:style-name="P30"><text:span text:style-name="T66"><text:tab/><text:tab/><text:tab/></text:span><text:bookmark-start text:name="__DdeLink__1957_321412044"/><text:span text:style-name="T66">字段：所属地区</text:span><text:bookmark-end text:name="__DdeLink__1957_321412044"/></text:p>
      <text:p text:style-name="P30"><text:span text:style-name="T66"><text:tab/><text:tab/><text:tab/></text:span><text:bookmark-start text:name="__DdeLink__1960_321412044"/><text:span text:style-name="T66">字段：岗位层级</text:span><text:bookmark-end text:name="__DdeLink__1960_321412044"/></text:p>
      <text:p text:style-name="P30"><text:span text:style-name="T66"><text:tab/><text:tab/><text:tab/></text:span><text:bookmark-start text:name="__DdeLink__1963_321412044"/><text:span text:style-name="T66">字段：资源池</text:span><text:bookmark-end text:name="__DdeLink__1963_321412044"/></text:p>
      <text:p text:style-name="P30"><text:span text:style-name="T66"><text:tab/><text:tab/><text:tab/></text:span><text:bookmark-start text:name="__DdeLink__1966_321412044"/><text:span text:style-name="T66">字段：岗位名称</text:span><text:bookmark-end text:name="__DdeLink__1966_321412044"/></text:p>
      <text:p text:style-name="P120"><text:tab/><text:tab/><text:tab/>字段：岗位编号</text:p>
      <text:p text:style-name="P120"><text:tab/><text:tab/><text:tab/>字段：人员编制数</text:p>
      <text:p text:style-name="P30"><text:span text:style-name="T66"><text:tab/><text:tab/><text:tab/></text:span><text:bookmark-start text:name="__DdeLink__1973_321412044"/><text:span text:style-name="T66">字段：当前人数</text:span><text:bookmark-end text:name="__DdeLink__1973_321412044"/></text:p>
      <text:p text:style-name="P30"><text:span text:style-name="T66"><text:tab/><text:tab/><text:tab/></text:span><text:bookmark-start text:name="__DdeLink__1976_321412044"/><text:span text:style-name="T66">字段：主职状态人员</text:span><text:bookmark-end text:name="__DdeLink__1976_321412044"/></text:p>
      <text:p text:style-name="P120"><text:tab/><text:tab/><text:tab/>字段：兼任状态人员</text:p>
      <text:p text:style-name="P120"><text:tab/><text:tab/><text:tab/>字段：代理岗位人员</text:p>
      <text:p text:style-name="P30"><text:span text:style-name="T66"><text:tab/><text:tab/><text:tab/></text:span><text:bookmark-start text:name="__DdeLink__1983_321412044"/><text:span text:style-name="T66">字段：是否有岗位说明书</text:span><text:bookmark-end text:name="__DdeLink__1983_321412044"/></text:p>
      <text:p text:style-name="P120"><text:tab/><text:tab/><text:tab/>字段：状态</text:p>
      <text:p text:style-name="P120"><text:tab/><text:tab/></text:p>
      <text:p text:style-name="P120"><text:tab/><text:tab/>添加，编辑：</text:p>
      <text:p text:style-name="P120"><text:tab/><text:tab/><text:tab/>以前的字段保留，加上：</text:p>
      <text:p text:style-name="P120"><text:tab/><text:tab/><text:tab/><text:tab/>字段：是否有岗位说明书 <text:s text:c="2"/>下拉，必填</text:p>
      <text:p text:style-name="P32"><text:span text:style-name="T66"><text:tab/><text:tab/><text:tab/><text:tab/>将</text:span><text:span text:style-name="T68">‘</text:span><text:span text:style-name="T83">模块</text:span><text:span text:style-name="T68">’字段改为非必填</text:span></text:p>
      <text:p text:style-name="P30"><text:span text:style-name="T66"><text:tab/><text:tab/><text:tab/><text:tab/>注意：</text:span><text:bookmark-start text:name="__DdeLink__2003_321412044"/><text:span text:style-name="T66">将‘</text:span><text:span text:style-name="T81">编号’字段移到最后</text:span><text:bookmark-end text:name="__DdeLink__2003_321412044"/></text:p>
      <text:p text:style-name="P31"><text:span text:style-name="T81"><text:tab/><text:tab/><text:tab/><text:tab/></text:span><text:bookmark-start text:name="__DdeLink__2006_321412044"/><text:span text:style-name="T81">加上一个必读框</text:span><text:span text:style-name="T82">：真实编号 <text:s text:c="5"/></text:span><text:span text:style-name="T90">positionDetail/v1/number</text:span></text:p>
      <text:p text:style-name="P133"><text:tab/><text:tab/><text:tab/><text:tab/><text:tab/>编号字段失去焦点后调用<text:bookmark-end text:name="__DdeLink__2006_321412044"/></text:p>
      <text:p text:style-name="P134"><text:soft-page-break/></text:p>
      <text:p text:style-name="P135"/>
      <text:p text:style-name="P30"><text:span text:style-name="T81">修改部门导航</text:span><text:span text:style-name="T82">：</text:span></text:p>
      <text:p text:style-name="P30"><text:span text:style-name="T82"><text:tab/>列表和</text:span><text:bookmark-start text:name="__DdeLink__2000_321412044"/><text:span text:style-name="T82">添加，编辑</text:span><text:bookmark-end text:name="__DdeLink__2000_321412044"/><text:span text:style-name="T82">都加上字段：</text:span></text:p>
      <text:p text:style-name="P35"><text:span text:style-name="T82"><text:tab/><text:tab/></text:span><text:span text:style-name="T48">内</text:span><text:span text:style-name="T43">部项目名称 <text:s text:c="3"/>下拉</text:span><text:span text:style-name="T44">（多选）</text:span><text:span text:style-name="T45">，可编辑</text:span><text:span text:style-name="T44"> <text:s/>必填 <text:s text:c="16"/></text:span><text:span text:style-name="T88">departmentDetail/</text:span><text:span text:style-name="T49">v1/allInnerProjects</text:span></text:p>
      <text:p text:style-name="P139"/>
      <text:p text:style-name="P139"/>
      <text:p text:style-name="P31"><text:span text:style-name="T44"><text:tab/>注意</text:span><text:span text:style-name="T86">添加，编辑时，</text:span><text:span text:style-name="T73">将‘</text:span><text:span text:style-name="T87">编号’字段移到最后</text:span></text:p>
      <text:p text:style-name="P31"><text:span text:style-name="T81">加上一个必读框</text:span><text:span text:style-name="T82">：真实编号 <text:s text:c="5"/></text:span><text:bookmark-start text:name="__DdeLink__2076_321412044"/><text:span text:style-name="T90">departmentDetail</text:span><text:bookmark-end text:name="__DdeLink__2076_321412044"/><text:span text:style-name="T90">/v1/number</text:span></text:p>
      <text:p text:style-name="P136"><text:tab/><text:tab/><text:tab/><text:tab/><text:tab/>编号字段失去焦点后调用</text:p>
      <text:p text:style-name="P136"/>
      <text:p text:style-name="P136"/>
      <text:p text:style-name="P31"><text:span text:style-name="T88">修改模块设置表</text:span><text:span text:style-name="T89">：</text:span></text:p>
      <text:p text:style-name="P137"><text:tab/><text:tab/>列表：</text:p>
      <text:p text:style-name="P137"><text:tab/><text:tab/><text:tab/>字段：模块</text:p>
      <text:p text:style-name="P31"><text:span text:style-name="T89"><text:tab/><text:tab/><text:tab/></text:span><text:bookmark-start text:name="__DdeLink__2009_321412044"/><text:span text:style-name="T89">字段：</text:span><text:span text:style-name="T79">项目组</text:span><text:span text:style-name="T78">/</text:span><text:span text:style-name="T79">部门</text:span><text:bookmark-end text:name="__DdeLink__2009_321412044"/></text:p>
      <text:p text:style-name="P33"><text:span text:style-name="T89"><text:tab/><text:tab/><text:tab/></text:span><text:bookmark-start text:name="__DdeLink__2012_321412044"/><text:span text:style-name="T89">字段：</text:span><text:span text:style-name="T79">是否为职能模块</text:span><text:bookmark-end text:name="__DdeLink__2012_321412044"/></text:p>
      <text:p text:style-name="P33"><text:span text:style-name="T79"><text:tab/><text:tab/><text:tab/></text:span><text:span text:style-name="T89">字段：</text:span><text:span text:style-name="T79">状态</text:span></text:p>
      <text:p text:style-name="P125"/>
      <text:p text:style-name="P125"/>
      <text:p text:style-name="P125"><text:tab/><text:tab/>添加，编辑：</text:p>
      <text:p text:style-name="P33"><text:span text:style-name="T79"><text:tab/><text:tab/><text:tab/></text:span><text:bookmark-start text:name="__DdeLink__2015_321412044"/><text:span text:style-name="T79">字段：模块 <text:s text:c="2"/>文本框，必填</text:span><text:bookmark-end text:name="__DdeLink__2015_321412044"/></text:p>
      <text:p text:style-name="P36"><text:span text:style-name="T79"><text:tab/><text:tab/><text:tab/></text:span><text:bookmark-start text:name="__DdeLink__2018_321412044"/><text:span text:style-name="T79">字段：项目组</text:span><text:span text:style-name="T78">/</text:span><text:span text:style-name="T79">部门 <text:s text:c="2"/>下拉框，必填</text:span><text:bookmark-end text:name="__DdeLink__2018_321412044"/><text:span text:style-name="T79"> <text:s text:c="4"/></text:span><text:span text:style-name="T74">email/v1/depart</text:span></text:p>
      <text:p text:style-name="P125"><text:tab/><text:tab/><text:tab/>字段：是否为职能模块 <text:s text:c="2"/>下拉框，必填</text:p>
      <text:p text:style-name="P125"/>
      <text:p text:style-name="P125"/>
      <text:p text:style-name="P125"/>
      <text:p text:style-name="P140">最近陈俊豪修改：（2017-10-8）</text:p>
      <text:p text:style-name="P126"><text:tab/> <text:span text:style-name="T55">组</text:span><text:span text:style-name="T54">织（人员）构成导航：</text:span></text:p>
      <text:p text:style-name="P118"><text:tab/><text:tab/><text:tab/>添加：</text:p>
      <text:p text:style-name="P130"><text:span text:style-name="T21"><text:tab/><text:tab/><text:tab/><text:tab/>字段：姓名 <text:s text:c="5"/>可填下拉框，必填 <text:s text:c="5"/></text:span><text:span text:style-name="T60">positiondetailuser/</text:span><text:span text:style-name="T100">v1/names<text:tab/><text:tab/></text:span></text:p>
      <text:p text:style-name="P131"><text:span text:style-name="T100"><text:tab/><text:tab/><text:tab/><text:tab/>字段：</text:span><text:span text:style-name="T101">员工编号 <text:s text:c="3"/>文本框。必填 <text:s/></text:span></text:p>
      <text:p text:style-name="P118"><text:tab/><text:tab/><text:tab/><text:tab/>字段：人员状态 <text:s text:c="3"/>下拉框（枚举，看api），必填</text:p>
      <text:p text:style-name="P141"><text:span text:style-name="T65"><text:tab/><text:tab/><text:tab/><text:tab/></text:span><text:span text:style-name="T84">以下字段为一组一组地添加</text:span><text:span text:style-name="T85">：（可添加一组，可减去一组）</text:span></text:p>
      <text:p text:style-name="P118"><text:tab/><text:tab/><text:tab/><text:tab/>字段：轮岗层级 <text:s text:c="5"/>文本框，必填</text:p>
      <text:p text:style-name="P118"><text:tab/><text:tab/><text:tab/><text:tab/>字段：担任状态 <text:s/>下拉框（主职，兼任） 必填</text:p>
      <text:p text:style-name="P118"><text:tab/><text:tab/><text:tab/><text:tab/>字段：是否为代理岗位 <text:s text:c="3"/>下拉，必填</text:p>
      <text:p text:style-name="P141"><text:span text:style-name="T65"><text:tab/><text:tab/><text:tab/><text:tab/></text:span><text:bookmark-start text:name="__DdeLink__1907_3214120441"/><text:span text:style-name="T65">字段：代理类型 </text:span><text:bookmark-end text:name="__DdeLink__1907_3214120441"/><text:span text:style-name="T65"><text:s text:c="4"/>下拉（枚举） <text:s/>（注意：该字段选了</text:span><text:span text:style-name="T80">‘是’</text:span><text:span text:style-name="T65">才显示，且必填，选了</text:span><text:span text:style-name="T80">否</text:span><text:span text:style-name="T53">不显示，且不用填</text:span><text:span text:style-name="T65">） </text:span></text:p>
      <text:p text:style-name="P127"><text:span text:style-name="T97"><text:tab/><text:tab/><text:tab/><text:tab/> 字段：职位 <text:s/>（传职位id） <text:s text:c="2"/>下拉，必填 <text:s text:c="2"/></text:span><text:span text:style-name="T93">positiondetailuser/v1/departPositions <text:s text:c="2"/>注意样式</text:span><text:span text:style-name="T94">：</text:span><text:span text:style-name="T61">参</text:span><text:span text:style-name="T54">照 招标信息</text:span><text:span text:style-name="T62">-</text:span><text:span text:style-name="T54">业务方向科目</text:span><text:span text:style-name="T62">,</text:span><text:span text:style-name="T54">按部门</text:span><text:span text:style-name="T62">-</text:span><text:span text:style-name="T54">岗位显示选项</text:span></text:p>
      <text:p text:style-name="P127"><text:span text:style-name="T54"/></text:p>
      <text:p text:style-name="P127"><text:span text:style-name="T54"><text:tab/><text:tab/><text:tab/>编辑：</text:span></text:p>
      <text:p text:style-name="P128"><text:span text:style-name="T54"><text:tab/><text:tab/><text:tab/><text:tab/></text:span><text:span text:style-name="T97">字段：人员状态 <text:s text:c="3"/>下拉框（枚举，看api），必填</text:span></text:p>
      <text:p text:style-name="P142"><text:span text:style-name="T65"><text:tab/><text:tab/><text:tab/><text:tab/></text:span><text:span text:style-name="T84">以下字段为一组一组地添加</text:span><text:span text:style-name="T85">：（可添加一组，可减去一组）</text:span></text:p>
      <text:p text:style-name="P119"><text:tab/><text:tab/><text:tab/><text:tab/>字段：轮岗层级 <text:s text:c="5"/>文本框，必填</text:p>
      <text:p text:style-name="P119"><text:tab/><text:tab/><text:tab/><text:tab/>字段：担任状态 <text:s/>下拉框（主职，兼任） 必填</text:p>
      <text:p text:style-name="P119"><text:tab/><text:tab/><text:tab/><text:tab/>字段：是否为代理岗位 <text:s text:c="3"/>下拉，必填</text:p>
      <text:p text:style-name="P142"><text:soft-page-break/><text:span text:style-name="T65"><text:tab/><text:tab/><text:tab/><text:tab/></text:span><text:bookmark-start text:name="__DdeLink__1907_32141204411"/><text:span text:style-name="T65">字段：代理类型 </text:span><text:bookmark-end text:name="__DdeLink__1907_32141204411"/><text:span text:style-name="T65"><text:s text:c="4"/>下拉（枚举） <text:s/>（注意：该字段选了</text:span><text:span text:style-name="T80">‘是’</text:span><text:span text:style-name="T65">才显示，且必填，选了</text:span><text:span text:style-name="T80">否</text:span><text:span text:style-name="T53">不显示，且不用填</text:span><text:span text:style-name="T65">） </text:span></text:p>
      <text:p text:style-name="P128"><text:span text:style-name="T55"><text:tab/><text:tab/><text:tab/><text:tab/> 字段：职位 <text:s/>（传职位id） <text:s text:c="2"/>下拉，必填 <text:s text:c="2"/></text:span><text:span text:style-name="T95">positiondetailuser/v1/departPositions <text:s text:c="2"/>注意样式</text:span><text:span text:style-name="T96">：</text:span><text:span text:style-name="T61">参</text:span><text:span text:style-name="T54">照 招标信息</text:span><text:span text:style-name="T62">-</text:span><text:span text:style-name="T54">业务方向科目</text:span><text:span text:style-name="T62">,</text:span><text:span text:style-name="T54">按部门</text:span><text:span text:style-name="T62">-</text:span><text:span text:style-name="T54">岗位显示选项</text:span></text:p>
      <text:p text:style-name="P127"><text:span text:style-name="T54"/></text:p>
      <text:p text:style-name="P127"><text:span text:style-name="T54"/></text:p>
      <text:p text:style-name="P126"><text:span text:style-name="T55">修改了的接口：</text:span></text:p>
      <text:p text:style-name="P122"><text:span text:style-name="T50"><text:tab/><text:tab/><text:tab/></text:span><text:span text:style-name="T56">positiondetailuser/v1/save <text:s text:c="2"/>添加</text:span></text:p>
      <text:p text:style-name="P122"><text:span text:style-name="T56"><text:tab/><text:tab/><text:tab/>positiondetailuser/v1/update <text:s text:c="2"/>编辑</text:span></text:p>
      <text:p text:style-name="P129"><text:span text:style-name="T56"><text:tab/><text:tab/><text:tab/>positiondetailuser/v1/findOneByUser/{name} <text:s text:c="3"/></text:span><text:span text:style-name="T59">获取用户职位数据</text:span></text:p>
      <text:p text:style-name="P122"><text:span text:style-name="T56"/></text:p>
      <text:p text:style-name="P38"><text:span text:style-name="T56">根据用户id查询职位详细数据</text:span><text:span text:style-name="T98">改成根据姓名查询职位详细数据：</text:span></text:p>
      <text:p text:style-name="P39"><text:span text:style-name="T99"><text:tab/><text:tab/><text:tab/></text:span><text:span text:style-name="T58">positiondetailuser/</text:span><text:span text:style-name="T98">v1/findPositionByUser/{name}</text:span></text:p>
      <text:p text:style-name="P39"><text:span text:style-name="T98"/></text:p>
      <text:p text:style-name="P39"><text:span text:style-name="T98"/></text:p>
      <text:p text:style-name="P38"><text:span text:style-name="T98"/></text:p>
      <text:p text:style-name="P37"><text:span text:style-name="T56"/></text:p>
      <text:p text:style-name="P122"><text:span text:style-name="T56"/></text:p>
      <text:p text:style-name="P126"><text:span text:style-name="T55"/></text:p>
      <text:p text:style-name="P134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9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思源黑体 CN Regular1" svg:font-family="'思源黑体 CN Regular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1:13:16.231605863</meta:creation-date>
    <dc:date>2017-10-08T17:34:14.422355937</dc:date>
    <meta:editing-duration>PT17H13M28S</meta:editing-duration>
    <meta:editing-cycles>26</meta:editing-cycles>
    <meta:generator>LibreOffice/5.1.6.2.0$Linux_X86_64 LibreOffice_project/10$Build-2</meta:generator>
    <meta:document-statistic meta:table-count="0" meta:image-count="0" meta:object-count="0" meta:page-count="12" meta:paragraph-count="493" meta:word-count="7126" meta:character-count="9408" meta:non-whitespace-character-count="7979"/>
  </office:meta>
</office:document-meta>
</file>